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text-properties fo:language="en" fo:country="US" style:language-complex="ar" style:country-complex="SA"/>
    </style:style>
    <style:style style:name="P2" style:family="paragraph" style:parent-style-name="Standard">
      <style:text-properties style:font-name="Monaco" fo:font-size="9pt" fo:language="en" fo:country="US" style:font-name-asian="Monaco" style:font-size-asian="11pt" style:font-name-complex="Monaco" style:font-size-complex="11pt" style:language-complex="ar" style:country-complex="SA"/>
    </style:style>
    <style:style style:name="P3" style:family="paragraph" style:parent-style-name="Standard">
      <style:text-properties style:font-name="Monaco" fo:font-size="9pt" style:font-name-asian="Monaco" style:font-size-asian="11pt" style:font-name-complex="Monaco" style:font-size-complex="11pt"/>
    </style:style>
    <style:style style:name="P4" style:family="paragraph" style:parent-style-name="Body">
      <style:text-properties fo:color="#800000"/>
    </style:style>
    <style:style style:name="P5" style:family="paragraph" style:parent-style-name="Standard">
      <style:paragraph-properties fo:margin-top="0.111in" fo:margin-bottom="0in"/>
    </style:style>
    <style:style style:name="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11pt" style:font-name-complex="Monaco" style:font-size-complex="11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11pt" style:font-name-complex="Monaco" style:font-size-complex="11pt"/>
    </style:style>
    <style:style style:name="P12" style:family="paragraph" style:parent-style-name="Body">
      <style:text-properties fo:language="en" fo:country="US" style:language-complex="ar" style:country-complex="SA"/>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font-style="italic" style:font-style-asian="italic" style:font-style-complex="italic"/>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9" style:family="paragraph" style:parent-style-name="CellBody">
      <style:paragraph-properties fo:keep-with-next="always" style:snap-to-layout-grid="false"/>
      <style:text-properties fo:language="en" fo:country="US" style:language-complex="ar" style:country-complex="SA"/>
    </style:style>
    <style:style style:name="P20" style:family="paragraph" style:parent-style-name="Abstract">
      <style:text-properties fo:font-size="16pt" fo:language="en" fo:country="US" fo:font-weight="bold" style:font-size-asian="16pt" style:font-weight-asian="bold" style:language-complex="ar" style:country-complex="SA"/>
    </style:style>
    <style:style style:name="P21" style:family="paragraph" style:parent-style-name="Abstract">
      <style:text-properties fo:language="en" fo:country="US" style:language-complex="ar" style:country-complex="SA"/>
    </style:style>
    <style:style style:name="P22" style:family="paragraph" style:parent-style-name="CellBody">
      <style:text-properties fo:language="en" fo:country="US" style:language-complex="ar" style:country-complex="SA"/>
    </style:style>
    <style:style style:name="P23" style:family="paragraph" style:parent-style-name="CellBody">
      <style:paragraph-properties style:snap-to-layout-grid="false"/>
      <style:text-properties fo:language="en" fo:country="US" style:language-complex="ar" style:country-complex="SA"/>
    </style:style>
    <style:style style:name="P24" style:family="paragraph" style:parent-style-name="Document_20_Title">
      <style:text-properties fo:language="en" fo:country="US" style:language-complex="ar" style:country-complex="SA"/>
    </style:style>
    <style:style style:name="P25"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6" style:family="paragraph" style:parent-style-name="Preformatted_20_Text">
      <style:text-properties style:font-name="Courier New1" fo:font-size="10pt" style:font-size-asian="10pt" style:font-size-complex="10pt"/>
    </style:style>
    <style:style style:name="P27" style:family="paragraph" style:parent-style-name="Preformatted_20_Text">
      <style:text-properties fo:color="#646464" style:font-name="Courier New1" fo:font-size="10pt" style:font-size-asian="10pt" style:font-size-complex="10pt"/>
    </style:style>
    <style:style style:name="P28"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2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2" style:family="paragraph" style:parent-style-name="Item_20_Heading" style:list-style-name="">
      <style:text-properties fo:color="#000000"/>
    </style:style>
    <style:style style:name="P33" style:family="paragraph" style:parent-style-name="Item_20_Heading" style:list-style-name="">
      <style:paragraph-properties fo:margin-top="0.1693in" fo:margin-bottom="0.161in"/>
      <style:text-properties fo:color="#000000"/>
    </style:style>
    <style:style style:name="P34" style:family="paragraph" style:parent-style-name="List_20_Heading" style:list-style-name="">
      <style:text-properties fo:color="#000000" fo:font-size="10pt" style:font-size-asian="10pt" style:font-size-complex="10pt"/>
    </style:style>
    <style:style style:name="P35" style:family="paragraph" style:parent-style-name="Detail_20_Heading" style:list-style-name="">
      <style:paragraph-properties fo:padding="0.0236in" fo:border="0.0008in solid #666666"/>
      <style:text-properties fo:color="#000000"/>
    </style:style>
    <style:style style:name="P36" style:family="paragraph" style:parent-style-name="Detail_20_Heading" style:list-style-name="">
      <style:paragraph-properties fo:margin-top="0.0807in" fo:margin-bottom="0.0193in" fo:padding="0.0236in" fo:border="0.0008in solid #666666"/>
      <style:text-properties fo:color="#000000"/>
    </style:style>
    <style:style style:name="P37"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38"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39"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40"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41"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42"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4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44" style:family="paragraph" style:parent-style-name="Definition_20_Term">
      <style:text-properties fo:language="en" fo:country="US" style:language-complex="ar" style:country-complex="SA"/>
    </style:style>
    <style:style style:name="P4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6" style:family="paragraph" style:parent-style-name="Body" style:list-style-name="L1"/>
    <style:style style:name="P47" style:family="paragraph" style:parent-style-name="Body" style:list-style-name="L2"/>
    <style:style style:name="P48" style:family="paragraph" style:parent-style-name="Body" style:list-style-name="L3"/>
    <style:style style:name="P49" style:family="paragraph" style:parent-style-name="Body">
      <style:text-properties fo:language="en" fo:country="US" style:language-complex="ar" style:country-complex="SA"/>
    </style:style>
    <style:style style:name="P50" style:family="paragraph" style:parent-style-name="Body">
      <style:text-properties fo:color="#800000"/>
    </style:style>
    <style:style style:name="P51" style:family="paragraph" style:parent-style-name="Body">
      <style:text-properties fo:color="#800000" fo:language="en" fo:country="US" style:language-complex="ar" style:country-complex="SA"/>
    </style:style>
    <style:style style:name="P52" style:family="paragraph" style:parent-style-name="Heading_20_2">
      <style:text-properties fo:language="en" fo:country="US" style:language-complex="ar" style:country-complex="SA"/>
    </style:style>
    <style:style style:name="P53" style:family="paragraph" style:parent-style-name="Heading_20_1">
      <style:text-properties fo:language="en" fo:country="US" style:language-complex="ar" style:country-complex="SA"/>
    </style:style>
    <style:style style:name="P54" style:family="paragraph" style:parent-style-name="Heading_20_1">
      <style:paragraph-properties fo:break-before="page"/>
      <style:text-properties fo:language="en" fo:country="US" style:language-complex="ar" style:country-complex="SA"/>
    </style:style>
    <style:style style:name="P55" style:family="paragraph" style:parent-style-name="Standard">
      <style:text-properties style:font-name="Monaco" fo:font-size="9pt" style:font-name-asian="Monaco" style:font-size-asian="11pt" style:font-name-complex="Monaco" style:font-size-complex="11pt"/>
    </style:style>
    <style:style style:name="P56" style:family="paragraph" style:parent-style-name="Standard">
      <style:text-properties style:font-name="Monaco" fo:font-size="9pt" fo:language="en" fo:country="US" style:font-name-asian="Monaco" style:font-size-asian="11pt" style:font-name-complex="Monaco" style:font-size-complex="11pt" style:language-complex="ar" style:country-complex="SA"/>
    </style:style>
    <style:style style:name="P57" style:family="paragraph" style:parent-style-name="Standard" style:list-style-name="">
      <style:paragraph-properties fo:line-height="0.1945in"/>
      <style:text-properties style:use-window-font-color="true"/>
    </style:style>
    <style:style style:name="P58" style:family="paragraph" style:parent-style-name="Standard" style:list-style-name="">
      <style:paragraph-properties fo:line-height="0.0752in"/>
      <style:text-properties style:use-window-font-color="true"/>
    </style:style>
    <style:style style:name="P59" style:family="paragraph" style:parent-style-name="Standard" style:list-style-name="">
      <style:paragraph-properties fo:line-height="0.1846in"/>
      <style:text-properties style:use-window-font-color="true"/>
    </style:style>
    <style:style style:name="P60" style:family="paragraph" style:parent-style-name="Standard" style:list-style-name=""/>
    <style:style style:name="P61" style:family="paragraph" style:parent-style-name="Standard" style:list-style-name="">
      <style:paragraph-properties fo:keep-together="always"/>
    </style:style>
    <style:style style:name="P62" style:family="paragraph" style:parent-style-name="Standard" style:list-style-name="">
      <style:paragraph-properties fo:margin-top="0in" fo:margin-bottom="0.1945in"/>
      <style:text-properties fo:font-size="9pt" style:font-size-asian="9pt" style:font-size-complex="9pt"/>
    </style:style>
    <style:style style:name="P63" style:family="paragraph" style:parent-style-name="Standard" style:list-style-name="">
      <style:paragraph-properties fo:margin-top="0in" fo:margin-bottom="0.1945in" fo:keep-together="always"/>
    </style:style>
    <style:style style:name="P64" style:family="paragraph" style:parent-style-name="Standard" style:list-style-name="">
      <style:paragraph-properties fo:margin-top="0.0374in" fo:margin-bottom="0.0374in"/>
      <style:text-properties fo:font-size="9pt" style:font-size-asian="9pt" style:font-size-complex="9pt"/>
    </style:style>
    <style:style style:name="P65"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6" style:family="paragraph" style:parent-style-name="Standard" style:list-style-name="">
      <style:paragraph-properties fo:margin-top="0.0374in" fo:margin-bottom="0.0374in"/>
    </style:style>
    <style:style style:name="P67" style:family="paragraph" style:parent-style-name="Standard" style:list-style-name="">
      <style:paragraph-properties fo:margin-top="0.0374in" fo:margin-bottom="0.0374in"/>
      <style:text-properties fo:font-size="10pt" style:font-size-asian="10pt" style:font-size-complex="10pt"/>
    </style:style>
    <style:style style:name="P68"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style:text-properties style:use-window-font-color="true"/>
    </style:style>
    <style:style style:name="P70"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2" style:family="paragraph" style:parent-style-name="Standard" style:list-style-name="">
      <style:paragraph-properties fo:margin-top="0.0374in" fo:margin-bottom="0.0374in" fo:keep-with-next="always"/>
      <style:text-properties style:use-window-font-color="true"/>
    </style:style>
    <style:style style:name="P73"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8" style:family="paragraph" style:parent-style-name="Standard" style:list-style-name="">
      <style:paragraph-properties fo:margin-top="0.1945in" fo:margin-bottom="0in" fo:keep-together="always" fo:keep-with-next="always"/>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4" style:family="paragraph" style:parent-style-name="Standard" style:list-style-name="">
      <style:paragraph-properties fo:margin-top="0in" fo:margin-bottom="0.1665in"/>
      <style:text-properties fo:font-size="10pt" style:font-size-asian="10pt" style:font-size-complex="10pt"/>
    </style:style>
    <style:style style:name="P85" style:family="paragraph" style:parent-style-name="Standard" style:list-style-name="">
      <style:paragraph-properties fo:margin-top="0in" fo:margin-bottom="0.1665in"/>
    </style:style>
    <style:style style:name="P86" style:family="paragraph" style:parent-style-name="Standard" style:list-style-name="">
      <style:paragraph-properties fo:keep-with-next="always"/>
    </style:style>
    <style:style style:name="P87" style:family="paragraph" style:parent-style-name="Standard" style:list-style-name="">
      <style:paragraph-properties fo:keep-together="always" fo:keep-with-next="always"/>
    </style:style>
    <style:style style:name="P88" style:family="paragraph" style:parent-style-name="Standard" style:list-style-name="">
      <style:paragraph-properties fo:margin-top="0.1736in" fo:margin-bottom="0in" fo:keep-together="always"/>
    </style:style>
    <style:style style:name="P89" style:family="paragraph" style:parent-style-name="Standard" style:list-style-name="">
      <style:paragraph-properties fo:margin-top="0.1736in" fo:margin-bottom="0in" fo:keep-together="always" fo:keep-with-next="always"/>
    </style:style>
    <style:style style:name="P9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1" style:family="paragraph" style:parent-style-name="Standard" style:list-style-name="">
      <style:paragraph-properties fo:margin-top="0.0319in" fo:margin-bottom="0.0319in" fo:keep-with-next="always"/>
      <style:text-properties style:use-window-font-color="true"/>
    </style:style>
    <style:style style:name="P9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3" style:family="paragraph" style:parent-style-name="Standard" style:list-style-name="">
      <style:paragraph-properties fo:margin-top="0.0319in" fo:margin-bottom="0.0319in" fo:text-align="end" style:justify-single-word="false"/>
      <style:text-properties style:use-window-font-color="true"/>
    </style:style>
    <style:style style:name="P94" style:family="paragraph" style:parent-style-name="Standard" style:list-style-name="">
      <style:paragraph-properties fo:margin-top="0.0319in" fo:margin-bottom="0.0319in" fo:text-align="center" style:justify-single-word="false"/>
      <style:text-properties style:use-window-font-color="true"/>
    </style:style>
    <style:style style:name="P95" style:family="paragraph" style:parent-style-name="Standard" style:list-style-name="">
      <style:paragraph-properties fo:margin-top="0.0319in" fo:margin-bottom="0.0319in"/>
    </style:style>
    <style:style style:name="P96" style:family="paragraph" style:parent-style-name="Standard" style:list-style-name="">
      <style:paragraph-properties fo:margin-top="0.0319in" fo:margin-bottom="0.0319in" fo:text-align="end" style:justify-single-word="false"/>
    </style:style>
    <style:style style:name="P97" style:family="paragraph" style:parent-style-name="Standard" style:list-style-name="">
      <style:paragraph-properties fo:margin-top="0.0319in" fo:margin-bottom="0in"/>
    </style:style>
    <style:style style:name="P9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0" style:family="paragraph" style:parent-style-name="Standard" style:list-style-name="">
      <style:paragraph-properties fo:margin-left="1in" fo:margin-right="0in" fo:text-indent="0in" style:auto-text-indent="false"/>
    </style:style>
    <style:style style:name="P10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2"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T1" style:family="text">
      <style:text-properties fo:color="#646464"/>
    </style:style>
    <style:style style:name="T2" style:family="text">
      <style:text-properties fo:color="#000000"/>
    </style:style>
    <style:style style:name="T3" style:family="text">
      <style:text-properties fo:color="#2a00ff"/>
    </style:style>
    <style:style style:name="T4" style:family="text">
      <style:text-properties fo:language="en" fo:country="US" style:language-complex="ar" style:country-complex="SA"/>
    </style:style>
    <style:style style:name="T5" style:family="text">
      <style:text-properties fo:color="#646464"/>
    </style:style>
    <style:style style:name="T6" style:family="text">
      <style:text-properties fo:color="#646464" style:font-name="Courier New1" fo:font-size="10pt" style:font-name-asian="Monaco" style:font-size-asian="10pt" style:font-name-complex="Monaco" style:font-size-complex="10pt"/>
    </style:style>
    <style:style style:name="T7" style:family="text">
      <style:text-properties fo:color="#646464" fo:font-size="9pt"/>
    </style:style>
    <style:style style:name="T8" style:family="text">
      <style:text-properties fo:color="#000000"/>
    </style:style>
    <style:style style:name="T9" style:family="text">
      <style:text-properties fo:color="#000000" style:font-name="Courier New1" fo:font-size="10pt" style:font-name-asian="Monaco" style:font-size-asian="10pt" style:font-name-complex="Monaco" style:font-size-complex="10pt"/>
    </style:style>
    <style:style style:name="T10" style:family="text">
      <style:text-properties fo:color="#000000" style:font-name="Arial" fo:font-size="10pt" style:font-name-asian="Monaco" style:font-size-asian="10pt" style:font-name-complex="Monaco" style:font-size-complex="10pt"/>
    </style:style>
    <style:style style:name="T11" style:family="text">
      <style:text-properties fo:color="#000000" style:font-name="Monaco" style:font-name-asian="Monaco" style:font-name-complex="Monaco"/>
    </style:style>
    <style:style style:name="T12" style:family="text">
      <style:text-properties fo:color="#000000" style:font-name="Monaco" fo:font-size="9pt" style:font-name-asian="Monaco" style:font-name-complex="Monaco"/>
    </style:style>
    <style:style style:name="T13" style:family="text">
      <style:text-properties fo:color="#000000" fo:font-size="9pt"/>
    </style:style>
    <style:style style:name="T14" style:family="text">
      <style:text-properties fo:color="#000000" fo:font-weight="bold" style:font-weight-asian="bold" style:font-weight-complex="bold"/>
    </style:style>
    <style:style style:name="T15" style:family="text">
      <style:text-properties fo:color="#2a00ff"/>
    </style:style>
    <style:style style:name="T16" style:family="text">
      <style:text-properties fo:color="#2a00ff" fo:font-size="9pt"/>
    </style:style>
    <style:style style:name="T17" style:family="text">
      <style:text-properties fo:language="en" fo:country="US" style:language-complex="ar" style:country-complex="SA"/>
    </style:style>
    <style:style style:name="T18" style:family="text">
      <style:text-properties fo:font-size="14pt" fo:font-weight="normal" style:font-size-asian="14pt" style:font-weight-asian="normal"/>
    </style:style>
    <style:style style:name="T19" style:family="text">
      <style:text-properties style:font-name="Courier New"/>
    </style:style>
    <style:style style:name="T20"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21" style:family="text">
      <style:text-properties fo:color="#7f0055" fo:font-weight="bold" style:font-weight-asian="bold" style:font-weight-complex="bold"/>
    </style:style>
    <style:style style:name="T22" style:family="text">
      <style:text-properties fo:color="#0000c0" fo:font-style="italic" style:font-style-asian="italic" style:font-style-complex="italic"/>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fo:font-weight="bold" style:font-weight-asian="bold" style:font-weight-complex="bold"/>
    </style:style>
    <style:style style:name="T2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7" style:family="text">
      <style:text-properties fo:color="#0000ff" fo:font-size="10pt" style:text-underline-style="solid" style:text-underline-width="auto" style:text-underline-color="font-color" style:font-size-asian="10pt" style:font-size-complex="10pt"/>
    </style:style>
    <style:style style:name="T28" style:family="text">
      <style:text-properties fo:color="#0000ff" style:text-underline-style="solid" style:text-underline-width="auto" style:text-underline-color="font-color"/>
    </style:style>
    <style:style style:name="T29" style:family="text">
      <style:text-properties fo:color="#0000ff" style:text-underline-style="solid" style:text-underline-width="auto" style:text-underline-color="font-color" fo:font-weight="normal" style:font-weight-asian="normal" style:font-weight-complex="normal"/>
    </style:style>
    <style:style style:name="T30" style:family="text">
      <style:text-properties fo:color="#0000ff" style:text-underline-style="solid" style:text-underline-width="auto" style:text-underline-color="font-color" fo:font-weight="bold" style:font-weight-asian="bold" style:font-weight-complex="bold"/>
    </style:style>
    <style:style style:name="T3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fo:font-size="10pt" style:font-size-asian="10pt" style:font-size-complex="10pt"/>
    </style:style>
    <style:style style:name="T35" style:family="text">
      <style:text-properties fo:font-weight="normal" style:font-weight-asian="normal" style:font-weight-complex="normal"/>
    </style:style>
    <style:style style:name="T36" style:family="text">
      <style:text-properties fo:color="#808080" style:font-name="Verdana" fo:font-size="7pt" style:font-name-asian="Verdana" style:font-size-asian="7pt" style:font-name-complex="Verdana" style:font-size-complex="7pt"/>
    </style:style>
    <style:style style:name="T3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97486976" text:id="ct497486976">
          <text:insertion>
            <office:change-info>
              <dc:creator>BJ Hargrave</dc:creator>
              <dc:date>2013-11-20T16:04:00</dc:date>
            </office:change-info>
          </text:insertion>
        </text:changed-region>
        <text:changed-region xml:id="ct497486272" text:id="ct497486272">
          <text:insertion>
            <office:change-info>
              <dc:creator>BJ Hargrave</dc:creator>
              <dc:date>2013-11-20T16:04:00</dc:date>
            </office:change-info>
          </text:insertion>
        </text:changed-region>
        <text:changed-region xml:id="ct497487072" text:id="ct497487072">
          <text:insertion>
            <office:change-info>
              <dc:creator>BJ Hargrave</dc:creator>
              <dc:date>2013-11-20T16:04:00</dc:date>
            </office:change-info>
          </text:insertion>
        </text:changed-region>
        <text:changed-region xml:id="ct497487168" text:id="ct497487168">
          <text:insertion>
            <office:change-info>
              <dc:creator>BJ Hargrave</dc:creator>
              <dc:date>2013-11-20T16:05:00</dc:date>
            </office:change-info>
          </text:insertion>
        </text:changed-region>
        <text:changed-region xml:id="ct497485824" text:id="ct497485824">
          <text:insertion>
            <office:change-info>
              <dc:creator>BJ Hargrave</dc:creator>
              <dc:date>2013-11-20T13:47:00</dc:date>
            </office:change-info>
          </text:insertion>
        </text:changed-region>
        <text:changed-region xml:id="ct497488848" text:id="ct497488848">
          <text:insertion>
            <office:change-info>
              <dc:creator>BJ Hargrave</dc:creator>
              <dc:date>2013-11-20T13:48:00</dc:date>
            </office:change-info>
          </text:insertion>
        </text:changed-region>
        <text:changed-region xml:id="ct497487520" text:id="ct497487520">
          <text:insertion>
            <office:change-info>
              <dc:creator>BJ Hargrave</dc:creator>
              <dc:date>2013-11-20T13:49:00</dc:date>
            </office:change-info>
          </text:insertion>
        </text:changed-region>
        <text:changed-region xml:id="ct497489440" text:id="ct497489440">
          <text:insertion>
            <office:change-info>
              <dc:creator>BJ Hargrave</dc:creator>
              <dc:date>2013-11-20T16:24:00</dc:date>
            </office:change-info>
          </text:insertion>
        </text:changed-region>
        <text:changed-region xml:id="ct497490048" text:id="ct497490048">
          <text:deletion>
            <office:change-info>
              <dc:creator>BJ Hargrave</dc:creator>
              <dc:date>2013-11-20T16:24:00</dc:date>
            </office:change-info>
            <text:p text:style-name="P1">Meta-a</text:p>
          </text:deletion>
        </text:changed-region>
        <text:changed-region xml:id="ct497492368" text:id="ct497492368">
          <text:deletion>
            <office:change-info>
              <dc:creator>BJ Hargrave</dc:creator>
              <dc:date>2013-11-20T16:07:00</dc:date>
            </office:change-info>
            <text:p text:style-name="P1">@</text:p>
          </text:deletion>
        </text:changed-region>
        <text:changed-region xml:id="ct497489920" text:id="ct497489920">
          <text:insertion>
            <office:change-info>
              <dc:creator>BJ Hargrave</dc:creator>
              <dc:date>2013-11-20T16:24:00</dc:date>
            </office:change-info>
          </text:insertion>
        </text:changed-region>
        <text:changed-region xml:id="ct497491696" text:id="ct497491696">
          <text:insertion>
            <office:change-info>
              <dc:creator>BJ Hargrave</dc:creator>
              <dc:date>2013-11-20T16:25:00</dc:date>
            </office:change-info>
          </text:insertion>
        </text:changed-region>
        <text:changed-region xml:id="ct90615776" text:id="ct90615776">
          <text:insertion>
            <office:change-info>
              <dc:creator>BJ Hargrave</dc:creator>
              <dc:date>2013-11-20T16:40:00</dc:date>
            </office:change-info>
          </text:insertion>
        </text:changed-region>
        <text:changed-region xml:id="ct497492800" text:id="ct497492800">
          <text:insertion>
            <office:change-info>
              <dc:creator>BJ Hargrave</dc:creator>
              <dc:date>2013-11-20T16:26:00</dc:date>
            </office:change-info>
          </text:insertion>
        </text:changed-region>
        <text:changed-region xml:id="ct497494112" text:id="ct497494112">
          <text:deletion>
            <office:change-info>
              <dc:creator>BJ Hargrave</dc:creator>
              <dc:date>2013-11-20T13:50:00</dc:date>
            </office:change-info>
            <text:p text:style-name="P2"><text:span text:style-name="T1">@Designate</text:span><text:span text:style-name="T2">(</text:span><text:span text:style-name="T3">"test.pid"</text:span><text:span text:style-name="T2">)</text:span></text:p>
            <text:p text:style-name="P3"><text:span text:style-name="T2"/></text:p>
          </text:deletion>
        </text:changed-region>
        <text:changed-region xml:id="ct497489264" text:id="ct497489264">
          <text:insertion>
            <office:change-info>
              <dc:creator>BJ Hargrave</dc:creator>
              <dc:date>2013-11-20T13:50:00</dc:date>
            </office:change-info>
          </text:insertion>
        </text:changed-region>
        <text:changed-region xml:id="ct497496352" text:id="ct497496352">
          <text:insertion>
            <office:change-info>
              <dc:creator>BJ Hargrave</dc:creator>
              <dc:date>2013-11-20T15:57:00</dc:date>
            </office:change-info>
          </text:insertion>
        </text:changed-region>
        <text:changed-region xml:id="ct497490432" text:id="ct497490432">
          <text:deletion>
            <office:change-info>
              <dc:creator>BJ Hargrave</dc:creator>
              <dc:date>2013-11-20T16:07:00</dc:date>
            </office:change-info>
            <text:p text:style-name="P1">@Designate defines the pid to be associated with the meta type resource. @</text:p>
          </text:deletion>
        </text:changed-region>
        <text:changed-region xml:id="ct497496896" text:id="ct497496896">
          <text:insertion>
            <office:change-info>
              <dc:creator>BJ Hargrave</dc:creator>
              <dc:date>2013-11-20T16:08:00</dc:date>
            </office:change-info>
          </text:insertion>
        </text:changed-region>
        <text:changed-region xml:id="ct497497168" text:id="ct497497168">
          <text:deletion>
            <office:change-info>
              <dc:creator>BJ Hargrave</dc:creator>
              <dc:date>2013-11-20T16:07:00</dc:date>
            </office:change-info>
            <text:p text:style-name="P1">@</text:p>
          </text:deletion>
        </text:changed-region>
        <text:changed-region xml:id="ct497505808" text:id="ct497505808">
          <text:insertion>
            <office:change-info>
              <dc:creator>BJ Hargrave</dc:creator>
              <dc:date>2013-11-20T16:03:00</dc:date>
            </office:change-info>
          </text:insertion>
        </text:changed-region>
        <text:changed-region xml:id="ct497505904" text:id="ct497505904">
          <text:insertion>
            <office:change-info>
              <dc:creator>BJ Hargrave</dc:creator>
              <dc:date>2013-11-20T16:20:00</dc:date>
            </office:change-info>
          </text:insertion>
        </text:changed-region>
        <text:changed-region xml:id="ct497508496" text:id="ct497508496">
          <text:insertion>
            <office:change-info>
              <dc:creator>BJ Hargrave</dc:creator>
              <dc:date>2013-11-20T16:06:00</dc:date>
            </office:change-info>
          </text:insertion>
        </text:changed-region>
        <text:changed-region xml:id="ct497508592" text:id="ct497508592">
          <text:insertion>
            <office:change-info>
              <dc:creator>BJ Hargrave</dc:creator>
              <dc:date>2013-11-20T16:14:00</dc:date>
            </office:change-info>
          </text:insertion>
        </text:changed-region>
        <text:changed-region xml:id="ct497513824" text:id="ct497513824">
          <text:insertion>
            <office:change-info>
              <dc:creator>BJ Hargrave</dc:creator>
              <dc:date>2013-11-20T16:02:00</dc:date>
            </office:change-info>
          </text:insertion>
        </text:changed-region>
        <text:changed-region xml:id="ct497511152" text:id="ct497511152">
          <text:deletion>
            <office:change-info>
              <dc:creator>BJ Hargrave</dc:creator>
              <dc:date>2013-11-20T16:02:00</dc:date>
            </office:change-info>
            <text:p text:style-name="Body"><text:s/>and</text:p>
          </text:deletion>
        </text:changed-region>
        <text:changed-region xml:id="ct497514224" text:id="ct497514224">
          <text:deletion>
            <office:change-info>
              <dc:creator>BJ Hargrave</dc:creator>
              <dc:date>2013-11-20T16:07:00</dc:date>
            </office:change-info>
            <text:p text:style-name="Body">@</text:p>
          </text:deletion>
        </text:changed-region>
        <text:changed-region xml:id="ct497515392" text:id="ct497515392">
          <text:insertion>
            <office:change-info>
              <dc:creator>BJ Hargrave</dc:creator>
              <dc:date>2013-11-20T16:27:00</dc:date>
            </office:change-info>
          </text:insertion>
        </text:changed-region>
        <text:changed-region xml:id="ct497515520" text:id="ct497515520">
          <text:insertion>
            <office:change-info>
              <dc:creator>BJ Hargrave</dc:creator>
              <dc:date>2013-11-20T16:28:00</dc:date>
            </office:change-info>
          </text:insertion>
        </text:changed-region>
        <text:changed-region xml:id="ct497515680" text:id="ct497515680">
          <text:deletion>
            <office:change-info>
              <dc:creator>BJ Hargrave</dc:creator>
              <dc:date>2013-11-20T15:59:00</dc:date>
            </office:change-info>
            <text:h text:style-name="Heading_20_2" text:outline-level="2">@Designate</text:h>
            <text:p text:style-name="Body">The Designate annotation can further mark a type annotated by an ObjectClassDefinition annotation to generate a Designate element referencing the OCD element in the generated Meta Type Resource XML document.</text:p>
            <text:h text:style-name="Heading_20_2" text:outline-level="2"/>
          </text:deletion>
        </text:changed-region>
        <text:changed-region xml:id="ct497514976" text:id="ct497514976">
          <text:insertion>
            <office:change-info>
              <dc:creator>BJ Hargrave</dc:creator>
              <dc:date>2013-11-20T15:58:00</dc:date>
            </office:change-info>
          </text:insertion>
        </text:changed-region>
        <text:changed-region xml:id="ct497515072" text:id="ct497515072">
          <text:insertion>
            <office:change-info>
              <dc:creator>BJ Hargrave</dc:creator>
              <dc:date>2013-11-20T16:01:00</dc:date>
            </office:change-info>
          </text:insertion>
        </text:changed-region>
        <text:changed-region xml:id="ct497515200" text:id="ct497515200">
          <text:insertion>
            <office:change-info>
              <dc:creator>BJ Hargrave</dc:creator>
              <dc:date>2013-11-20T16:02:00</dc:date>
            </office:change-info>
          </text:insertion>
        </text:changed-region>
        <text:changed-region xml:id="ct497517712" text:id="ct497517712">
          <text:insertion>
            <office:change-info>
              <dc:creator>BJ Hargrave</dc:creator>
              <dc:date>2013-11-20T16:13:00</dc:date>
            </office:change-info>
          </text:insertion>
        </text:changed-region>
        <text:changed-region xml:id="ct497517920" text:id="ct497517920">
          <text:insertion>
            <office:change-info>
              <dc:creator>BJ Hargrave</dc:creator>
              <dc:date>2013-11-20T16:22:00</dc:date>
            </office:change-info>
          </text:insertion>
        </text:changed-region>
        <text:changed-region xml:id="ct497519008" text:id="ct497519008">
          <text:insertion>
            <office:change-info>
              <dc:creator>BJ Hargrave</dc:creator>
              <dc:date>2013-11-20T16:23:00</dc:date>
            </office:change-info>
          </text:insertion>
        </text:changed-region>
        <text:changed-region xml:id="ct289157312" text:id="ct289157312">
          <text:deletion>
            <office:change-info>
              <dc:creator>BJ Hargrave</dc:creator>
              <dc:date>2013-11-20T16:41:00</dc:date>
            </office:change-info>
            <text:p text:style-name="P4"><text:span text:style-name="T4"/></text:p>
            <text:p text:style-name="P4"><text:span text:style-name="T4"/></text:p>
          </text:deletion>
        </text:changed-region>
        <text:changed-region xml:id="ct497547536" text:id="ct497547536">
          <text:insertion>
            <office:change-info>
              <dc:creator>BJ Hargrave</dc:creator>
              <dc:date>2013-11-20T16: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graphics3" text:anchor-type="paragraph" svg:width="7in" svg:height="3.1075in" draw:z-index="0"><draw:image xlink:href="Pictures/1000020100000427000001D8328612BC.png" xlink:type="simple" xlink:show="embed" xlink:actuate="onLoad"/></draw:frame></text:p>
      <text:p text:style-name="P24"><text:user-defined style:data-style-name="N0" text:name="RFC Title">RFC 208 Metatype Annotations</text:user-defined></text:p>
      <text:p text:style-name="P24"><text:span text:style-name="T18">Draft<text:line-break/><text:line-break/></text:span><text:span text:style-name="T18"><text:page-count style:num-format="1">27</text:page-count></text:span><text:span text:style-name="T18"> Pages</text:span></text:p>
      <text:p text:style-name="P24"/>
      <text:p text:style-name="P20">Abstract</text:p>
      <text:p text:style-name="P21">This RFC introduces annotations for the Metatype specification which can be use to annotate Java types so that tools can generate Meta Type Resources from the type declaration.</text:p>
      <text:p text:style-name="P1"/>
      <text:h text:style-name="P54" text:outline-level="1" text:restart-numbering="true" text:start-value="-1">Document Information</text:h>
      <text:h text:style-name="P52" text:outline-level="2">License</text:h>
      <text:p text:style-name="P13">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52" text:outline-level="2">Trademarks</text:h>
      <text:p text:style-name="P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2"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5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9">0 Document Information<text:tab/>2</text:p>
          <text:p text:style-name="P30">0.1 License<text:tab/>2</text:p>
          <text:p text:style-name="P30">0.2 Trademarks<text:tab/>3</text:p>
          <text:p text:style-name="P30">0.3 Feedback<text:tab/>3</text:p>
          <text:p text:style-name="P30">0.4 Table of Contents<text:tab/>3</text:p>
          <text:p text:style-name="P30">0.5 Terminology and Document Conventions<text:tab/>4</text:p>
          <text:p text:style-name="P30">0.6 Revision History<text:tab/>4</text:p>
          <text:p text:style-name="P29">1 Introduction<text:tab/>4</text:p>
          <text:p text:style-name="P29">2 Application Domain<text:tab/>5</text:p>
          <text:p text:style-name="P29">3 Problem Description<text:tab/>5</text:p>
          <text:p text:style-name="P29">4 Requirements<text:tab/>6</text:p>
          <text:p text:style-name="P29">5 Technical Solution<text:tab/>6</text:p>
          <text:p text:style-name="P30">5.1 Introduction<text:tab/>6</text:p>
          <text:p text:style-name="P30">5.2 @ObjectClassDefinition<text:tab/>7</text:p>
          <text:p text:style-name="P30">5.3 @AttributeDefinition<text:tab/>8</text:p>
          <text:p text:style-name="P30">5.4 @Designate<text:tab/>9</text:p>
          <text:p text:style-name="P30">5.5 @Option<text:tab/>9</text:p>
          <text:p text:style-name="P30">5.6 Other Changes<text:tab/>9</text:p>
          <text:p text:style-name="P31">5.6.1 Bug 2436<text:tab/>9</text:p>
          <text:p text:style-name="P31">5.6.2 Bug 2540<text:tab/>9</text:p>
          <text:p text:style-name="P30"><text:soft-page-break/>5.7 Open Issues<text:tab/>9</text:p>
          <text:p text:style-name="P31">5.7.1 Icon<text:tab/>9</text:p>
          <text:p text:style-name="P31">5.7.2 Designate<text:tab/>10</text:p>
          <text:p text:style-name="P29">6 Javadoc<text:tab/>10</text:p>
          <text:p text:style-name="P29">7 Considered Alternatives<text:tab/>19</text:p>
          <text:p text:style-name="P29">8 Security Considerations<text:tab/>19</text:p>
          <text:p text:style-name="P29">9 Document Support<text:tab/>20</text:p>
          <text:p text:style-name="P30">9.1 References<text:tab/>20</text:p>
          <text:p text:style-name="P30">9.2 Author’s Address<text:tab/>20</text:p>
          <text:p text:style-name="P30">9.3 Acronyms and Abbreviations<text:tab/>20</text:p>
          <text:p text:style-name="P30">9.4 End of Document<text:tab/>20</text:p>
        </text:index-body>
      </text:table-of-content>
      <text:p text:style-name="P1"/>
      <text:h text:style-name="P52" text:outline-level="2">Terminology and Document Conventions</text:h>
      <text:p text:style-name="P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text:span text:style-name="T19">Source code is shown in this typeface</text:span>.</text:p>
      <text:h text:style-name="P52" text:outline-level="2">Revision History</text:h>
      <text:p text:style-name="P1">The last named individual in this history is currently responsible for this document.</text:p>
      <text:p text:style-name="P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C1" office:value-type="string">
              <text:p text:style-name="P18">Comments</text:p>
            </table:table-cell>
          </table:table-row>
        </table:table-header-rows>
        <table:table-row table:style-name="Table1.2">
          <table:table-cell table:style-name="Table1.A1" office:value-type="string">
            <text:p text:style-name="P23">Initial</text:p>
          </table:table-cell>
          <table:table-cell table:style-name="Table1.A1" office:value-type="string">
            <text:p text:style-name="P22">2013-11-19</text:p>
          </table:table-cell>
          <table:table-cell table:style-name="Table1.C1" office:value-type="string">
            <text:p text:style-name="P22">Initial draft.</text:p>
            <text:p text:style-name="P22">BJ Hargrave, IBM</text:p>
          </table:table-cell>
        </table:table-row>
        <table:table-row table:style-name="Table1.2">
          <table:table-cell table:style-name="Table1.A3" office:value-type="string">
            <text:p text:style-name="P23"><text:change-start text:change-id="ct497486976"/>2<text:span text:style-name="T24">nd</text:span><text:change-end text:change-id="ct497486976"/></text:p>
          </table:table-cell>
          <table:table-cell table:style-name="Table1.A3" office:value-type="string">
            <text:p text:style-name="P22"><text:change-start text:change-id="ct497486272"/>2013-11-20<text:change-end text:change-id="ct497486272"/></text:p>
          </table:table-cell>
          <table:table-cell table:style-name="Table1.C3" office:value-type="string">
            <text:p text:style-name="P22"><text:change-start text:change-id="ct497487072"/>Updated after feedback from Peter Kriens. Replaced Designate annotation with <text:change-end text:change-id="ct497487072"/><text:change-start text:change-id="ct497487168"/>designate and designateFactory elements on the ObjectClassDefinition annotation. Also added icon element (and Icon annotation) to ObjectClassDefinition.</text:p>
            <text:p text:style-name="P22">BJ Hargrave. IBM<text:change-end text:change-id="ct497487168"/></text:p>
          </table:table-cell>
        </table:table-row>
      </table:table>
      <text:p text:style-name="P1"/>
      <text:h text:style-name="P53" text:outline-level="1"><text:soft-page-break/>Introduction</text:h>
      <text:p text:style-name="P1">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will also allow the type to document the Meta Type information about the configuration so that tools can generate Meta Type Resources from the Java type.</text:p>
      <text:h text:style-name="P53" text:outline-level="1">Application Domain</text:h>
      <text:p text:style-name="P1">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1">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1">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change-start text:change-id="ct497485824"/></text:p>
      <text:p text:style-name="P1">Bnd has also provided support for Meta Type annotations. See <text:change-end text:change-id="ct497485824"/><text:change-start text:change-id="ct497488848"/><text:a xlink:type="simple" xlink:href="http://www.aqute.biz/Bnd/MetaType">http://www.aqute.biz/Bnd/MetaType</text:a>. The Meta.OCD and Meta.AD annotations were inputs to RFC 178.<text:change-end text:change-id="ct497488848"/></text:p>
      <text:h text:style-name="P53" text:outline-level="1">Problem Description</text:h>
      <text:p text:style-name="P1">Writing Meta Type Resource documents requires the programmer to author an XML document which both conforms to the Meta Type XML schema and accurately reflects the data and data types in the configuration. The <text:soft-page-break/>programmer must keep changes to the program using the configuration and the XML document in sync. This can be difficult during refactoring and hard to validate during testing to avoid allowing errors from being propagated.</text:p>
      <text:h text:style-name="P53" text:outline-level="1">Requirements</text:h>
      <text:p text:style-name="Body">MTA-0100 – Meta Type resource information must be able to be described in Java source code. This allows for compiler checking of types and refactoring support.</text:p>
      <text:p text:style-name="Body">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change-start text:change-id="ct497487520"/></text:p>
      <text:p text:style-name="Body">MTA-0600 – Meta type information from the source files must also be present in the generated class files so tools do not need to process the source files.<text:change-end text:change-id="ct497487520"/></text:p>
      <text:h text:style-name="P53" text:outline-level="1">Technical Solution</text:h>
      <text:h text:style-name="Heading_20_2" text:outline-level="2">Introduction</text:h>
      <text:p text:style-name="P1"><text:change-start text:change-id="ct497489440"/>A<text:change-end text:change-id="ct497489440"/><text:change text:change-id="ct497490048"/>nnotations are defined that can applied to the configuration annotation types from RFC 190. An example from RFC 190:</text:p>
      <text:p text:style-name="Preformatted_20_Text"><text:span text:style-name="Default_20_Paragraph_20_Font"><text:span text:style-name="T20">@interface</text:span></text:span><text:span text:style-name="Default_20_Paragraph_20_Font"><text:span text:style-name="T9"> </text:span></text:span><text:span text:style-name="Default_20_Paragraph_20_Font"><text:span text:style-name="T6">Config</text:span></text:span><text:span text:style-name="Default_20_Paragraph_20_Font"><text:span text:style-name="T9"> {</text:span></text:span></text:p>
      <text:p text:style-name="P26"><text:span text:style-name="T2"><text:s text:c="4"/></text:span><text:span text:style-name="T21">boolean</text:span><text:span text:style-name="T2"> enabled() </text:span><text:span text:style-name="T21">default</text:span><text:span text:style-name="T2"> </text:span><text:span text:style-name="T21">true</text:span><text:span text:style-name="T2">;</text:span></text:p>
      <text:p text:style-name="P26"><text:span text:style-name="T2"><text:s text:c="4"/>String[] names() </text:span><text:span text:style-name="T21">default</text:span><text:span text:style-name="T2"> {</text:span><text:span text:style-name="T3">"a"</text:span><text:span text:style-name="T2">, </text:span><text:span text:style-name="T3">"b"</text:span><text:span text:style-name="T2">};</text:span></text:p>
      <text:p text:style-name="P26"><text:span text:style-name="T2"><text:s text:c="4"/>String topic() </text:span><text:span text:style-name="T21">default</text:span><text:span text:style-name="T2"> MyComponent.</text:span><text:span text:style-name="T22">DEFAULT_TOPIC_PREFIX</text:span><text:span text:style-name="T2"> + </text:span><text:span text:style-name="T3">"/topic"</text:span><text:span text:style-name="T2">;</text:span></text:p>
      <text:p text:style-name="P26">}</text:p>
      <text:p text:style-name="P26"/>
      <text:p text:style-name="P27">@Component</text:p>
      <text:p text:style-name="P26"><text:span text:style-name="T21">public</text:span><text:span text:style-name="T2"> </text:span><text:span text:style-name="T21">class</text:span><text:span text:style-name="T2"> MyComponent {</text:span></text:p>
      <text:p text:style-name="P26"><text:span text:style-name="T2"><text:s text:c="4"/></text:span><text:span text:style-name="T21">static</text:span><text:span text:style-name="T2"> </text:span><text:span text:style-name="T21">final</text:span><text:span text:style-name="T2"> String </text:span><text:span text:style-name="T22">DEFAULT_TOPIC_PREFIX</text:span><text:span text:style-name="T2"> = </text:span><text:span text:style-name="T3">"topic.prefix"</text:span><text:span text:style-name="T2">;</text:span></text:p>
      <text:p text:style-name="P26"><text:soft-page-break/><text:span text:style-name="T2"><text:s text:c="4"/></text:span><text:span text:style-name="T21">protected</text:span><text:span text:style-name="T2"> </text:span><text:span text:style-name="T21">void</text:span><text:span text:style-name="T2"> activate(</text:span><text:span text:style-name="T1">Config</text:span><text:span text:style-name="T2"> configuration) {</text:span></text:p>
      <text:p text:style-name="P26"><text:s text:c="8"/>String <text:span text:style-name="T23">t</text:span> = configuration.topic();</text:p>
      <text:p text:style-name="P26"><text:s text:c="4"/>}</text:p>
      <text:p text:style-name="P25">}</text:p>
      <text:p text:style-name="P1">In this example, the Config annotation type is used as a configuration type which is used by the activate method. The Config type describes the “shape” of the configuration and can be used to also describe the meta type information. If we annotate the Config type with the new <text:change text:change-id="ct497492368"/>ObjectClassDefinition annotation, </text:p>
      <text:p text:style-name="P27">@ObjectClassDefinition</text:p>
      <text:p text:style-name="Preformatted_20_Text"><text:span text:style-name="Default_20_Paragraph_20_Font"><text:span text:style-name="T20">@interface</text:span></text:span><text:span text:style-name="Default_20_Paragraph_20_Font"><text:span text:style-name="T9"> </text:span></text:span><text:span text:style-name="Default_20_Paragraph_20_Font"><text:span text:style-name="T6">Config</text:span></text:span><text:span text:style-name="Default_20_Paragraph_20_Font"><text:span text:style-name="T9"> {</text:span></text:span></text:p>
      <text:p text:style-name="P26"><text:span text:style-name="T2"><text:s text:c="4"/></text:span><text:span text:style-name="T21">boolean</text:span><text:span text:style-name="T2"> enabled() </text:span><text:span text:style-name="T21">default</text:span><text:span text:style-name="T2"> </text:span><text:span text:style-name="T21">true</text:span><text:span text:style-name="T2">;</text:span></text:p>
      <text:p text:style-name="P26"><text:span text:style-name="T2"><text:s text:c="4"/>String[] names() </text:span><text:span text:style-name="T21">default</text:span><text:span text:style-name="T2"> {</text:span><text:span text:style-name="T3">"a"</text:span><text:span text:style-name="T2">, </text:span><text:span text:style-name="T3">"b"</text:span><text:span text:style-name="T2">};</text:span></text:p>
      <text:p text:style-name="P26"><text:span text:style-name="T2"><text:s text:c="4"/>String topic() </text:span><text:span text:style-name="T21">default</text:span><text:span text:style-name="T2"> MyComponent.</text:span><text:span text:style-name="T22">DEFAULT_TOPIC_PREFIX</text:span><text:span text:style-name="T2"> + </text:span><text:span text:style-name="T3">"/topic"</text:span><text:span text:style-name="T2">;</text:span></text:p>
      <text:p text:style-name="P26">}</text:p>
      <text:p text:style-name="P28"/>
      <text:p text:style-name="P1">a tool (like bnd) processing the bundle can automatically generate a Meta Type Resource XML document from the information in the Config type.<text:change-start text:change-id="ct497489920"/> This is the main purpose of these annotations: to generate Meta Type Resource XM<text:change-end text:change-id="ct497489920"/><text:change-start text:change-id="ct497491696"/>L documents from the configuration annotations. However, the id element of the AttributeDefinition annotation is also needed at runtime for SCR to map the <text:change-end text:change-id="ct497491696"/><text:change-start text:change-id="ct90615776"/>annotated element name to the component property name since the value of the id element is used as the name of the component property instead of the default conversion from the element name<text:change-end text:change-id="ct90615776"/><text:change-start text:change-id="ct497492800"/>,<text:change-end text:change-id="ct497492800"/></text:p>
      <text:p text:style-name="P1">In this larger example:</text:p>
      <text:p text:style-name="P3"><text:change text:change-id="ct497494112"/><text:span text:style-name="T1">@ObjectClassDefinition</text:span><text:span text:style-name="T2">(localization = </text:span><text:span text:style-name="T3">"OSGI-INF/l10n/test"</text:span><text:span text:style-name="T2">,</text:span></text:p>
      <text:p text:style-name="P9"><text:span text:style-name="T2"><text:tab/><text:tab/>description = </text:span><text:span text:style-name="T3">"%test.description"</text:span><text:span text:style-name="T2">,</text:span></text:p>
      <text:p text:style-name="P9"><text:span text:style-name="T2"><text:tab/><text:tab/>name = </text:span><text:span text:style-name="T3">"%test.name"</text:span><text:change-start text:change-id="ct497489264"/></text:p>
      <text:p text:style-name="P9"><text:span text:style-name="T3"><text:tab/><text:tab/>designate = “test.pid”</text:span><text:change-end text:change-id="ct497489264"/><text:change-start text:change-id="ct497496352"/><text:span text:style-name="T11">,</text:span></text:p>
      <text:p text:style-name="P10"><text:span text:style-name="T13"><text:tab/><text:tab/>icon = </text:span><text:span text:style-name="T7">@Icon</text:span><text:span text:style-name="T13">(resource = </text:span><text:span text:style-name="T16">"icon/test-32.png"</text:span><text:span text:style-name="T13">, size = 32)</text:span><text:change-end text:change-id="ct497496352"/><text:span text:style-name="T12">)</text:span></text:p>
      <text:p text:style-name="P9"><text:span text:style-name="T21">public</text:span><text:span text:style-name="T2"> </text:span><text:span text:style-name="T21">@interface</text:span><text:span text:style-name="T2"> </text:span><text:span text:style-name="T1">Test</text:span><text:span text:style-name="T2"> {</text:span></text:p>
      <text:p text:style-name="P9"><text:span text:style-name="T2"><text:tab/></text:span><text:span text:style-name="T1">@AttributeDefinition</text:span><text:span text:style-name="T2">(type = AttributeType.</text:span><text:span text:style-name="T22">PASSWORD</text:span><text:span text:style-name="T2">,</text:span></text:p>
      <text:p text:style-name="P9"><text:span text:style-name="T2"><text:tab/><text:tab/><text:tab/>description = </text:span><text:span text:style-name="T3">"%test.password.description"</text:span><text:span text:style-name="T2">,</text:span></text:p>
      <text:p text:style-name="P9"><text:span text:style-name="T2"><text:tab/><text:tab/><text:tab/>name = </text:span><text:span text:style-name="T3">"%test.password.name"</text:span><text:span text:style-name="T2">)</text:span></text:p>
      <text:p text:style-name="P9"><text:span text:style-name="T2"><text:tab/></text:span><text:span text:style-name="T21">public</text:span><text:span text:style-name="T2"> String _password();</text:span></text:p>
      <text:p text:style-name="P9"/>
      <text:p text:style-name="P9"><text:span text:style-name="T2"><text:tab/></text:span><text:span text:style-name="T1">@AttributeDefinition</text:span><text:span text:style-name="T2">(options = {</text:span></text:p>
      <text:p text:style-name="P9"><text:span text:style-name="T2"><text:tab/><text:tab/><text:tab/></text:span><text:span text:style-name="T1">@Option</text:span><text:span text:style-name="T2">(label = </text:span><text:span text:style-name="T3">"%strategic"</text:span><text:span text:style-name="T2">, value = </text:span><text:span text:style-name="T3">"strategic"</text:span><text:span text:style-name="T2">),</text:span></text:p>
      <text:p text:style-name="P9"><text:span text:style-name="T2"><text:tab/><text:tab/><text:tab/></text:span><text:span text:style-name="T1">@Option</text:span><text:span text:style-name="T2">(label = </text:span><text:span text:style-name="T3">"%principal"</text:span><text:span text:style-name="T2">, value = </text:span><text:span text:style-name="T3">"principal"</text:span><text:span text:style-name="T2">),</text:span></text:p>
      <text:p text:style-name="P9"><text:span text:style-name="T2"><text:tab/><text:tab/><text:tab/></text:span><text:span text:style-name="T1">@Option</text:span><text:span text:style-name="T2">(label = </text:span><text:span text:style-name="T3">"%contributing"</text:span><text:span text:style-name="T2">, value = </text:span><text:span text:style-name="T3">"contributing"</text:span><text:span text:style-name="T2">)</text:span></text:p>
      <text:p text:style-name="P11"><text:tab/>},</text:p>
      <text:p text:style-name="P9"><text:span text:style-name="T2"><text:tab/><text:tab/><text:tab/>defaultValue = </text:span><text:span text:style-name="T3">"contributing"</text:span><text:span text:style-name="T2">,</text:span></text:p>
      <text:p text:style-name="P9"><text:span text:style-name="T2"><text:tab/><text:tab/><text:tab/>description = </text:span><text:span text:style-name="T3">"%test.membertype.description"</text:span><text:span text:style-name="T2">,</text:span></text:p>
      <text:p text:style-name="P9"><text:span text:style-name="T2"><text:tab/><text:tab/><text:tab/>name = </text:span><text:span text:style-name="T3">"%test.membertype.name"</text:span><text:span text:style-name="T2">)</text:span></text:p>
      <text:p text:style-name="P9"><text:span text:style-name="T2"><text:tab/></text:span><text:span text:style-name="T21">public</text:span><text:span text:style-name="T2"> String memberType();</text:span></text:p>
      <text:p text:style-name="P11"/>
      <text:p text:style-name="P9"><text:span text:style-name="T2"><text:tab/></text:span><text:span text:style-name="T1">@AttributeDefinition</text:span><text:span text:style-name="T2">(id = </text:span><text:span text:style-name="T3">"my.prop"</text:span><text:span text:style-name="T2">)</text:span></text:p>
      <text:p text:style-name="P9"><text:span text:style-name="T2"><text:tab/></text:span><text:span text:style-name="T21">public</text:span><text:span text:style-name="T2"> String blahblah();</text:span></text:p>
      <text:p text:style-name="P11">}</text:p>
      <text:p text:style-name="P1">we can see more extensive use of the new annotations. <text:change text:change-id="ct497490432"/>ObjectClassDefinition marks the Test type as a configuration type for which a meta type resource should be generated. It further defines meta type information including the description and name which are to be localized using the specified resource<text:change-start text:change-id="ct497496896"/> as well as a pid and an icon resource<text:change-end text:change-id="ct497496896"/>. <text:change text:change-id="ct497497168"/>AttributeDefinition marks elements of the Test type to provide meta type information. If meta type information is not provided by the annotation declaration, default informat<text:soft-page-break/>ion must be generated from the annotated type.</text:p>
      <text:p text:style-name="P1">This RFC is tied to RFC 190 in that the annotations defined here are to be applied to the configuration annotation types defined by RFC 190.</text:p>
      <text:h text:style-name="Heading_20_2" text:outline-level="2">@ObjectClassDefinition</text:h>
      <text:p text:style-name="Body">The ObjectClassDefinition annotation is applied to a configuration annotation type to mark it for processing into a Meta Type Resource XML document.</text:p>
      <text:p text:style-name="Body">The ObjectClassDefinition annotation can be applied without defining any element values as defaults can be generated from the annotated type. The following elements are defined:</text:p>
      <text:list xml:id="list7774045860155503472" text:style-name="L1">
        <text:list-item>
          <text:p text:style-name="P46">name – (String) A human readable name of the object, can be localized if it starts with a % sign. The default is a string derived from the id where _, $, or camel casing is used to provide spaces. The name becomes the value of the name attribute of the OCD element in the generated Meta Type Resource XML document.</text:p>
        </text:list-item>
        <text:list-item>
          <text:p text:style-name="P46">id – (String) <text:s/>The id of the object, the default is the fully qualified name of the type with a $ as separator for nested classes. This is not to be confused with a PID which can be specified by an @Designate annotation. The id becomes the value of the id attribute of the OCD element in the generated Meta Type Resource XML document.</text:p>
        </text:list-item>
        <text:list-item>
          <text:p text:style-name="P46">localization – (String) The localization resource of the object. This refers to a resource property entry in the bundle that can be augmented with locale information. The default is the fully qualified name of the class in the OSGI-INF/l10n folder. The localization becomes the value of the localization attribute of the OCD element in the generated Meta Type Resource XML document.</text:p>
        </text:list-item>
      </text:list>
      <text:list xml:id="list873284791472874540" text:style-name="L2">
        <text:list-item>
          <text:p text:style-name="P47">description – (String) A human readable description that can be localized when it starts with %. Default is the empty string. The description becomes the value of the description attribute of the OCD element in the generated Meta Type Resource XML document.<text:change-start text:change-id="ct497505808"/></text:p>
        </text:list-item>
        <text:list-item>
          <text:p text:style-name="P47">designate – (String[]) The PIDs associated with the ObjectClassDefinition. The default is no associated PIDs. The designate information becomes a set of Designate elements for each pid which reference the OCD element in the generated Meta Type Resource XML document.</text:p>
        </text:list-item>
        <text:list-item>
          <text:p text:style-name="P47">designateFactory – (String[]) <text:change-end text:change-id="ct497505808"/><text:change-start text:change-id="ct497505904"/>The factory PIDs associated with the ObjectClassDefinition. The default is no associated factory PIDs. The designateFactory information becomes a set of Designate elements for each factoryPid which reference the OCD element in the generated Meta Type Resource XML document.<text:change-end text:change-id="ct497505904"/><text:change-start text:change-id="ct497508496"/></text:p>
        </text:list-item>
        <text:list-item>
          <text:p text:style-name="P47">icon – (Icon[])<text:change-end text:change-id="ct497508496"/><text:change-start text:change-id="ct497508592"/> Specify icons (resource name and size). The default is no icon information. The icon information becomes a set of Icon elements of the OCD element in the generated Meta Type Resource XML document.<text:change-end text:change-id="ct497508592"/></text:p>
        </text:list-item>
      </text:list>
      <text:p text:style-name="Body">Each element of the configuration annotation 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AttributeDefinition</text:h>
      <text:p text:style-name="Body">The AttributeDefinition annotation is an optional annotation which can applied to elements in a configuration annotation type annotated by ObjectClassDefinition. Each element of the configuration annotation type annotated <text:soft-page-break/>by ObjectClassDefinition is mapped to an AD child element of the OCD element in the generated Meta Type Resource XML document. The AttributeDefinition annotation only needs to be applied if values other than the defaults are desired. The following elements are defined:</text:p>
      <text:list xml:id="list3625153061927314313" text:style-name="L3">
        <text:list-item>
          <text:p text:style-name="P48">name – (String) A human readable name of the attribute, can be localized if it starts with a % sign. The default is a string derived from the method name where _, $, or camel casing is used to provide spaces. The name becomes the value of the name attribute of the AD element in the generated Meta Type Resource XML document.</text:p>
        </text:list-item>
        <text:list-item>
          <text:p text:style-name="P48">id – (String) The id of the attribute<text:change-start text:change-id="ct497513824"/>. The id is used as the<text:change-end text:change-id="ct497513824"/><text:change text:change-id="ct497511152"/> name of the configuration property. By default, this is the name of the element converted to a property name as specified in RFC 190 section 5.6.2 (e.g. removal of dollar sign and converting underscore to dot). The id becomes the value of the id attribute of the AD element in the generated Meta Type Resource XML document.</text:p>
        </text:list-item>
        <text:list-item>
          <text:p text:style-name="P48">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48">type – (AttributeType) The type of the attribute. This must be one of the types defined in the Metatype specification. The default is derived from the type of the element. Class and Enum types are mapped to String. Annotation types are not supported. <text:span text:style-name="Default_20_Paragraph_20_Font"><text:span text:style-name="T10">A tool processing the annotation should declare an error during processing in this case. </text:span></text:span>The type is used to select the value of the type attribute of the AD element in the generated Meta Type Resource XML document.</text:p>
        </text:list-item>
        <text:list-item>
          <text:p text:style-name="P48">cardinality - (int) The cardinality of the attribute. The default is 0 if the element is not an array and a large positive number if the element is an array type. The cardinality becomes the value of the cardinality attribute of the AD element in the generated Meta Type Resource XML document.</text:p>
        </text:list-item>
        <text:list-item>
          <text:p text:style-name="P48">min – (String) The minimum value allowed for this attribute. There is no default. The min becomes the value of the min attribute of the AD element in the generated Meta Type Resource XML document.</text:p>
        </text:list-item>
        <text:list-item>
          <text:p text:style-name="P48">max – (String) The maximum value allowed for this attribute. There is no default. The max becomes the value of the max attribute of the AD element in the generated Meta Type Resource XML document.</text:p>
        </text:list-item>
        <text:list-item>
          <text:p text:style-name="P48">defaultValue – (String[]) The default values. The defaultValues are concatenated into a comma delimited list to becomes the value of the default attribute of the AD element in the generated Meta Type Resource XML document.</text:p>
        </text:list-item>
        <text:list-item>
          <text:p text:style-name="P48">required – (boolean) Indicates if this attribute is required. The default is true. The required becomes the value of the required attribute of the AD element in the generated Meta Type Resource XML document.</text:p>
        </text:list-item>
        <text:list-item>
          <text:p text:style-name="P48">options - (<text:change text:change-id="ct497514224"/>Option[]) Specify options (value and optional label). There is only a default if the element type is an Enum or Enum[] in which case the label is the enum element toString() output and the value is the enum element name() output. The options information becomes a set of Option elements of the AD element in the generated Meta Type Resource XML document.</text:p>
        </text:list-item>
      </text:list>
      <text:p text:style-name="P1"><text:change-start text:change-id="ct497515392"/>Also, the id element of the AttributeDefinition annotation is needed at runtime for SCR to map the annotated element name to the component property name since the value of the id element is used as the name of the component property instead of the default conversion from the element name, This is <text:change-end text:change-id="ct497515392"/><text:change-start text:change-id="ct497515520"/>why the retention policy for AttributeDefinition must be RUNTIME.<text:change-end text:change-id="ct497515520"/></text:p>
      <text:h text:style-name="Heading_20_2" text:outline-level="2"><text:change text:change-id="ct497515680"/><text:soft-page-break/>@Option</text:h>
      <text:p text:style-name="Body">The Option annotation is only used for the options element of the AttributeDefinition annotation to allow specifying <text:s/>label/value pair for an AttributeDefinition.<text:change-start text:change-id="ct497514976"/></text:p>
      <text:h text:style-name="Heading_20_2" text:outline-level="2">@Icon</text:h>
      <text:p text:style-name="Body"><text:change-end text:change-id="ct497514976"/><text:change-start text:change-id="ct497515072"/>The Icon annotation is only used for the icon element of the ObjectClassDefinition annotation to allow specifying a icon resource/size pair<text:change-end text:change-id="ct497515072"/><text:change-start text:change-id="ct497515200"/>.<text:change-end text:change-id="ct497515200"/></text:p>
      <text:h text:style-name="Heading_20_2" text:outline-level="2">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p>
      <text:h text:style-name="P52" text:outline-level="2">Open Issues<text:change-start text:change-id="ct497517712"/></text:h>
      <text:p text:style-name="P51">### Do we need a special value for the default? For example default “” is an empty String but the annotation could be written with an empty String.<text:change-end text:change-id="ct497517712"/><text:change-start text:change-id="ct497517920"/></text:p>
      <text:p text:style-name="P4"><text:span text:style-name="T4">### Currently ObjectClassDefinition is a meta-annotations </text:span><text:change-end text:change-id="ct497517920"/><text:change-start text:change-id="ct497519008"/><text:span text:style-name="T4">and can only be applied to annotations which are the configuration types used in RFC 190. Should we relax the target type to all types?</text:span><text:change-end text:change-id="ct497519008"/><text:change text:change-id="ct289157312"/></text:p>
      <text:h text:style-name="P53" text:outline-level="1">Javadoc</text:h>
      <text:p text:style-name="P1">More Javadoc detail will be added after the first review round of this RFC.</text:p>
      <text:section text:style-name="Sect1" text:name="javadoc" text:protected="true">
        <text:section-source xlink:href="../javadoc.rtf" text:filter-name="Rich Text Format"/>
        <text:p text:style-name="P43">OSGi Javadoc</text:p>
        <text:p text:style-name="P62">11/20/13 4:33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4"><text:span text:style-name="Summary_20_Heading_20_Font">Package Summary</text:span></text:p>
            </table:table-cell>
            <table:covered-table-cell/>
            <table:table-cell table:style-name="Table3.A1" office:value-type="string">
              <text:p text:style-name="P65"><text:span text:style-name="Page_20_Reference_20_Font"><text:span text:style-name="T25">Page</text:span></text:span></text:p>
            </table:table-cell>
          </table:table-row>
          <table:table-row table:style-name="Table3.1">
            <table:table-cell table:style-name="Table3.A2" office:value-type="string">
              <text:p text:style-name="P66"><text:a xlink:type="simple" xlink:href="#r3"><text:span text:style-name="T26">org.osgi.service.metatype.annotations</text:span></text:a></text:p>
            </table:table-cell>
            <table:table-cell table:style-name="Table3.A2" office:value-type="string">
              <text:p text:style-name="P67">Metatype Annotations Package Version 1.3.</text:p>
            </table:table-cell>
            <table:table-cell table:style-name="Table3.A2" office:value-type="string">
              <text:p text:style-name="P65"><text:span text:style-name="Page_20_Reference_20_Font"><text:bookmark-ref text:reference-format="page" text:ref-name="r3">12</text:bookmark-ref></text:span></text:p>
            </table:table-cell>
          </table:table-row>
        </table:table>
        <text:p text:style-name="P42"><text:bookmark text:name="r3"/>Package org.osgi.service.metatype.annotations</text:p>
        <text:p text:style-name="P74"><text:span text:style-name="Code_20_Small">@org.osgi.annotation.versioning.Version(value="1.3")</text:span></text:p>
        <text:p text:style-name="P75">Metatype Annotations Package Version 1.3.</text:p>
        <text:p text:style-name="P76">See:</text:p>
        <text:p text:style-name="P79"><text:a xlink:type="simple" xlink:href="#r2"><text:span text:style-name="T26">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0"><text:span text:style-name="Summary_20_Heading_20_Font1">Enum Summary</text:span></text:p>
            </table:table-cell>
            <table:covered-table-cell/>
            <table:table-cell table:style-name="Table5.A1" office:value-type="string">
              <text:p text:style-name="P71"><text:span text:style-name="Page_20_Reference_20_Font">Page</text:span></text:p>
            </table:table-cell>
          </table:table-row>
          <table:table-row table:style-name="Table5.1">
            <table:table-cell table:style-name="Table5.A2" office:value-type="string">
              <text:p text:style-name="P66"><text:a xlink:type="simple" xlink:href="#r28"><text:span text:style-name="T26">AttributeType</text:span></text:a></text:p>
            </table:table-cell>
            <table:table-cell table:style-name="Table5.A2" office:value-type="string">
              <text:p text:style-name="P66"><text:span text:style-name="T33">Types for </text:span><text:a xlink:type="simple" xlink:href="#r14"><text:span text:style-name="Code1"><text:span text:style-name="T29">AttributeDefinition</text:span></text:span></text:a><text:span text:style-name="Default_20_Paragraph_20_Font"><text:span text:style-name="T33"> annotation.</text:span></text:span></text:p>
            </table:table-cell>
            <table:table-cell table:style-name="Table5.A2" office:value-type="string">
              <text:p text:style-name="P68"><text:span text:style-name="Page_20_Reference_20_Font"><text:span text:style-name="T35"><text:bookmark-ref text:reference-format="page" text:ref-name="r28">16</text:bookmark-ref></text:span></text:span></text:p>
            </table:table-cell>
          </table:table-row>
        </table:table>
        <text:p text:style-name="P5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2"><text:span text:style-name="Summary_20_Heading_20_Font1"><text:span text:style-name="T2">Annotation Types Summary</text:span></text:span></text:p>
            </table:table-cell>
            <table:covered-table-cell/>
            <table:table-cell table:style-name="Table6.A1" office:value-type="string">
              <text:p text:style-name="P73"><text:span text:style-name="Page_20_Reference_20_Font"><text:span text:style-name="T14">Page</text:span></text:span></text:p>
            </table:table-cell>
          </table:table-row>
          <table:table-row table:style-name="Table6.1">
            <table:table-cell table:style-name="Table6.A2" office:value-type="string">
              <text:p text:style-name="P66"><text:a xlink:type="simple" xlink:href="#r14"><text:span text:style-name="T26">AttributeDefinition</text:span></text:a></text:p>
            </table:table-cell>
            <table:table-cell table:style-name="Table6.A2" office:value-type="string">
              <text:p text:style-name="P58"><text:s/></text:p>
            </table:table-cell>
            <table:table-cell table:style-name="Table6.A2" office:value-type="string">
              <text:p text:style-name="P69"><text:span text:style-name="Page_20_Reference_20_Font"><text:span text:style-name="T2"><text:bookmark-ref text:reference-format="page" text:ref-name="r14">13</text:bookmark-ref></text:span></text:span></text:p>
            </table:table-cell>
          </table:table-row>
          <table:table-row table:style-name="Table6.1">
            <table:table-cell table:style-name="Table6.A3" office:value-type="string">
              <text:p text:style-name="P66"><text:a xlink:type="simple" xlink:href="#r31"><text:span text:style-name="T26">Icon</text:span></text:a></text:p>
            </table:table-cell>
            <table:table-cell table:style-name="Table6.A3" office:value-type="string">
              <text:p text:style-name="P58"><text:s/></text:p>
            </table:table-cell>
            <table:table-cell table:style-name="Table6.A3" office:value-type="string">
              <text:p text:style-name="P69"><text:span text:style-name="Page_20_Reference_20_Font"><text:span text:style-name="T2"><text:bookmark-ref text:reference-format="page" text:ref-name="r31">18</text:bookmark-ref></text:span></text:span></text:p>
            </table:table-cell>
          </table:table-row>
          <table:table-row table:style-name="Table6.1">
            <table:table-cell table:style-name="Table6.A3" office:value-type="string">
              <text:p text:style-name="P66"><text:a xlink:type="simple" xlink:href="#r39"><text:span text:style-name="T26">ObjectClassDefinition</text:span></text:a></text:p>
            </table:table-cell>
            <table:table-cell table:style-name="Table6.A3" office:value-type="string">
              <text:p text:style-name="P58"><text:s/></text:p>
            </table:table-cell>
            <table:table-cell table:style-name="Table6.A3" office:value-type="string">
              <text:p text:style-name="P69"><text:span text:style-name="Page_20_Reference_20_Font"><text:span text:style-name="T2"><text:bookmark-ref text:reference-format="page" text:ref-name="r39">24</text:bookmark-ref></text:span></text:span></text:p>
            </table:table-cell>
          </table:table-row>
          <table:table-row table:style-name="Table6.1">
            <table:table-cell table:style-name="Table6.A3" office:value-type="string">
              <text:p text:style-name="P66"><text:a xlink:type="simple" xlink:href="#r42"><text:span text:style-name="T26">Option</text:span></text:a></text:p>
            </table:table-cell>
            <table:table-cell table:style-name="Table6.A3" office:value-type="string">
              <text:p text:style-name="P58"><text:s/></text:p>
            </table:table-cell>
            <table:table-cell table:style-name="Table6.A3" office:value-type="string">
              <text:p text:style-name="P69"><text:span text:style-name="Page_20_Reference_20_Font"><text:span text:style-name="T2"><text:bookmark-ref text:reference-format="page" text:ref-name="r42">26</text:bookmark-ref></text:span></text:span></text:p>
            </table:table-cell>
          </table:table-row>
        </table:table>
        <text:p text:style-name="P83"><text:bookmark text:name="r2"/>Package org.osgi.service.metatype.annotations Description</text:p>
        <text:p text:style-name="P84">Metatype Annotations Package Version 1.3.</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5"><text:span text:style-name="Code1">Import-Package: org.osgi.service.metatype.annotations; version="[1.3,2.0)"</text:span></text:p>
        <text:p text:style-name="P84">Example import for providers implementing the API in this package:</text:p>
        <text:p text:style-name="P60"><text:span text:style-name="Code1">Import-Package: org.osgi.service.metatype.annotations; version="[1.3,1.4)"</text:span></text:p>
        <text:p text:style-name="P37"><text:bookmark text:name="r14"/>Annotation Type AttributeDefinition</text:p>
        <text:p text:style-name="P86"><text:a xlink:type="simple" xlink:href="#r3"><text:span text:style-name="T31">org.osgi.service.metatype.annotations</text:span></text:a></text:p>
        <text:p text:style-name="P77"/>
        <text:p text:style-name="P88"><text:span text:style-name="Code_20_Small1">@Retention(value=RetentionPolicy.RUNTIME)<text:line-break/>@Target(value=ElementType.METHOD)<text:line-break/></text:span><text:span text:style-name="Code2">public @interface </text:span><text:span text:style-name="Code2"><text:span text:style-name="T25">AttributeDefinition</text:span></text:span></text:p>
        <text:p text:style-name="P90"/>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1"><text:span text:style-name="Summary_20_Heading_20_Font2"><text:span text:style-name="T2">Required Element Summary</text:span></text:span></text:p>
            </table:table-cell>
            <table:covered-table-cell/>
            <table:table-cell table:style-name="Table8.A1" office:value-type="string">
              <text:p text:style-name="P92"><text:span text:style-name="Page_20_Reference_20_Font"><text:span text:style-name="T14">Page</text:span></text:span></text:p>
            </table:table-cell>
          </table:table-row>
          <table:table-row table:style-name="Table8.1">
            <table:table-cell table:style-name="Table8.A2" office:value-type="string">
              <text:p text:style-name="P93"><text:span text:style-name="Code_20_Small1"><text:span text:style-name="T2">int</text:span></text:span></text:p>
            </table:table-cell>
            <table:table-cell table:style-name="Table8.A2" office:value-type="string">
              <text:p text:style-name="P95"><text:a xlink:type="simple" xlink:href="#r8"><text:span text:style-name="Code2"><text:span text:style-name="T30">cardinality</text:span></text:span></text:a></text:p>
            </table:table-cell>
            <table:table-cell table:style-name="Table8.C2" office:value-type="string">
              <text:p text:style-name="P94"><text:span text:style-name="Page_20_Reference_20_Font"><text:span text:style-name="T2"><text:bookmark-ref text:reference-format="page" text:ref-name="r8">15</text:bookmark-ref></text:span></text:span></text:p>
            </table:table-cell>
          </table:table-row>
          <table:table-row table:style-name="Table8.1">
            <table:table-cell table:style-name="Table8.A3" office:value-type="string">
              <text:p text:style-name="P93"><text:span text:style-name="Code_20_Small1"><text:span text:style-name="T2">String[]</text:span></text:span></text:p>
            </table:table-cell>
            <table:table-cell table:style-name="Table8.A3" office:value-type="string">
              <text:p text:style-name="P95"><text:a xlink:type="simple" xlink:href="#r11"><text:span text:style-name="Code2"><text:span text:style-name="T30">defaultValue</text:span></text:span></text:a></text:p>
            </table:table-cell>
            <table:table-cell table:style-name="Table8.C3" office:value-type="string">
              <text:p text:style-name="P94"><text:span text:style-name="Page_20_Reference_20_Font"><text:span text:style-name="T2"><text:bookmark-ref text:reference-format="page" text:ref-name="r11">15</text:bookmark-ref></text:span></text:span></text:p>
            </table:table-cell>
          </table:table-row>
          <table:table-row table:style-name="Table8.1">
            <table:table-cell table:style-name="Table8.A3" office:value-type="string">
              <text:p text:style-name="P93"><text:span text:style-name="Code_20_Small1"><text:span text:style-name="T2">String</text:span></text:span></text:p>
            </table:table-cell>
            <table:table-cell table:style-name="Table8.A3" office:value-type="string">
              <text:p text:style-name="P95"><text:a xlink:type="simple" xlink:href="#r5"><text:span text:style-name="Code2"><text:span text:style-name="T30">description</text:span></text:span></text:a></text:p>
            </table:table-cell>
            <table:table-cell table:style-name="Table8.C3" office:value-type="string">
              <text:p text:style-name="P94"><text:span text:style-name="Page_20_Reference_20_Font"><text:span text:style-name="T2"><text:bookmark-ref text:reference-format="page" text:ref-name="r5">14</text:bookmark-ref></text:span></text:span></text:p>
            </table:table-cell>
          </table:table-row>
          <table:table-row table:style-name="Table8.1">
            <table:table-cell table:style-name="Table8.A3" office:value-type="string">
              <text:p text:style-name="P93"><text:span text:style-name="Code_20_Small1"><text:span text:style-name="T2">String</text:span></text:span></text:p>
            </table:table-cell>
            <table:table-cell table:style-name="Table8.A3" office:value-type="string">
              <text:p text:style-name="P97"><text:a xlink:type="simple" xlink:href="#r6"><text:span text:style-name="Code2"><text:span text:style-name="T30">id</text:span></text:span></text:a></text:p>
              <text:p text:style-name="P98">id</text:p>
            </table:table-cell>
            <table:table-cell table:style-name="Table8.C3" office:value-type="string">
              <text:p text:style-name="P94"><text:span text:style-name="Page_20_Reference_20_Font"><text:span text:style-name="T2"><text:bookmark-ref text:reference-format="page" text:ref-name="r6">14</text:bookmark-ref></text:span></text:span></text:p>
            </table:table-cell>
          </table:table-row>
          <table:table-row table:style-name="Table8.1">
            <table:table-cell table:style-name="Table8.A3" office:value-type="string">
              <text:p text:style-name="P93"><text:span text:style-name="Code_20_Small1"><text:span text:style-name="T2">String</text:span></text:span></text:p>
            </table:table-cell>
            <table:table-cell table:style-name="Table8.A3" office:value-type="string">
              <text:p text:style-name="P95"><text:a xlink:type="simple" xlink:href="#r10"><text:span text:style-name="Code2"><text:span text:style-name="T30">max</text:span></text:span></text:a></text:p>
            </table:table-cell>
            <table:table-cell table:style-name="Table8.C3" office:value-type="string">
              <text:p text:style-name="P94"><text:span text:style-name="Page_20_Reference_20_Font"><text:span text:style-name="T2"><text:bookmark-ref text:reference-format="page" text:ref-name="r10">15</text:bookmark-ref></text:span></text:span></text:p>
            </table:table-cell>
          </table:table-row>
          <table:table-row table:style-name="Table8.1">
            <table:table-cell table:style-name="Table8.A3" office:value-type="string">
              <text:p text:style-name="P93"><text:span text:style-name="Code_20_Small1"><text:span text:style-name="T2">String</text:span></text:span></text:p>
            </table:table-cell>
            <table:table-cell table:style-name="Table8.A3" office:value-type="string">
              <text:p text:style-name="P95"><text:a xlink:type="simple" xlink:href="#r9"><text:span text:style-name="Code2"><text:span text:style-name="T30">min</text:span></text:span></text:a></text:p>
            </table:table-cell>
            <table:table-cell table:style-name="Table8.C3" office:value-type="string">
              <text:p text:style-name="P94"><text:span text:style-name="Page_20_Reference_20_Font"><text:span text:style-name="T2"><text:bookmark-ref text:reference-format="page" text:ref-name="r9">15</text:bookmark-ref></text:span></text:span></text:p>
            </table:table-cell>
          </table:table-row>
          <table:table-row table:style-name="Table8.1">
            <table:table-cell table:style-name="Table8.A3" office:value-type="string">
              <text:p text:style-name="P93"><text:span text:style-name="Code_20_Small1"><text:span text:style-name="T2">String</text:span></text:span></text:p>
            </table:table-cell>
            <table:table-cell table:style-name="Table8.A3" office:value-type="string">
              <text:p text:style-name="P95"><text:a xlink:type="simple" xlink:href="#r4"><text:span text:style-name="Code2"><text:span text:style-name="T30">name</text:span></text:span></text:a></text:p>
            </table:table-cell>
            <table:table-cell table:style-name="Table8.C3" office:value-type="string">
              <text:p text:style-name="P94"><text:span text:style-name="Page_20_Reference_20_Font"><text:span text:style-name="T2"><text:bookmark-ref text:reference-format="page" text:ref-name="r4">14</text:bookmark-ref></text:span></text:span></text:p>
            </table:table-cell>
          </table:table-row>
          <table:table-row table:style-name="Table8.1">
            <table:table-cell table:style-name="Table8.A3" office:value-type="string">
              <text:p text:style-name="P96"><text:a xlink:type="simple" xlink:href="#r42"><text:span text:style-name="Code_20_Small1"><text:span text:style-name="T28">Option</text:span></text:span></text:a><text:span text:style-name="Code_20_Small1"><text:span text:style-name="T2">[]</text:span></text:span></text:p>
            </table:table-cell>
            <table:table-cell table:style-name="Table8.A3" office:value-type="string">
              <text:p text:style-name="P95"><text:a xlink:type="simple" xlink:href="#r13"><text:span text:style-name="Code2"><text:span text:style-name="T30">options</text:span></text:span></text:a></text:p>
            </table:table-cell>
            <table:table-cell table:style-name="Table8.C3" office:value-type="string">
              <text:p text:style-name="P94"><text:span text:style-name="Page_20_Reference_20_Font"><text:span text:style-name="T2"><text:bookmark-ref text:reference-format="page" text:ref-name="r13">15</text:bookmark-ref></text:span></text:span></text:p>
            </table:table-cell>
          </table:table-row>
          <table:table-row table:style-name="Table8.1">
            <table:table-cell table:style-name="Table8.A3" office:value-type="string">
              <text:p text:style-name="P93"><text:span text:style-name="Code_20_Small1"><text:span text:style-name="T2">boolean</text:span></text:span></text:p>
            </table:table-cell>
            <table:table-cell table:style-name="Table8.A3" office:value-type="string">
              <text:p text:style-name="P95"><text:a xlink:type="simple" xlink:href="#r12"><text:span text:style-name="Code2"><text:span text:style-name="T30">required</text:span></text:span></text:a></text:p>
            </table:table-cell>
            <table:table-cell table:style-name="Table8.C3" office:value-type="string">
              <text:p text:style-name="P94"><text:span text:style-name="Page_20_Reference_20_Font"><text:span text:style-name="T2"><text:bookmark-ref text:reference-format="page" text:ref-name="r12">15</text:bookmark-ref></text:span></text:span></text:p>
            </table:table-cell>
          </table:table-row>
          <table:table-row table:style-name="Table8.1">
            <table:table-cell table:style-name="Table8.A3" office:value-type="string">
              <text:p text:style-name="P96"><text:a xlink:type="simple" xlink:href="#r28"><text:span text:style-name="Code_20_Small1"><text:span text:style-name="T28">AttributeType</text:span></text:span></text:a></text:p>
            </table:table-cell>
            <table:table-cell table:style-name="Table8.A3" office:value-type="string">
              <text:p text:style-name="P95"><text:a xlink:type="simple" xlink:href="#r7"><text:span text:style-name="Code2"><text:span text:style-name="T30">type</text:span></text:span></text:a></text:p>
            </table:table-cell>
            <table:table-cell table:style-name="Table8.C3" office:value-type="string">
              <text:p text:style-name="P94"><text:span text:style-name="Page_20_Reference_20_Font"><text:span text:style-name="T2"><text:bookmark-ref text:reference-format="page" text:ref-name="r7">14</text:bookmark-ref></text:span></text:span></text:p>
            </table:table-cell>
          </table:table-row>
        </table:table>
        <text:p text:style-name="P35">Element Detail</text:p>
        <text:p text:style-name="P33"><text:bookmark text:name="r4"/>name</text:p>
        <text:p text:style-name="P63"><text:span text:style-name="Code2">public abstract String </text:span><text:span text:style-name="Code2"><text:span text:style-name="T25">name</text:span></text:span></text:p>
        <text:p text:style-name="P81">Default:</text:p>
        <text:p text:style-name="P99">""</text:p>
        <text:p text:style-name="P101"/>
        <text:p text:style-name="P32"><text:bookmark text:name="r5"/>description</text:p>
        <text:p text:style-name="P63"><text:span text:style-name="Code2">public abstract String </text:span><text:span text:style-name="Code2"><text:span text:style-name="T25">description</text:span></text:span></text:p>
        <text:p text:style-name="P81">Default:</text:p>
        <text:p text:style-name="P99">""</text:p>
        <text:p text:style-name="P101"/>
        <text:p text:style-name="P32"><text:bookmark text:name="r6"/>id</text:p>
        <text:p text:style-name="P63"><text:span text:style-name="Code2">public abstract String </text:span><text:span text:style-name="Code2"><text:span text:style-name="T25">id</text:span></text:span></text:p>
        <text:p text:style-name="P80">id</text:p>
        <text:p text:style-name="P81">Default:</text:p>
        <text:p text:style-name="P99">""</text:p>
        <text:p text:style-name="P101"/>
        <text:p text:style-name="P32"><text:bookmark text:name="r7"/>type</text:p>
        <text:p text:style-name="P63"><text:span text:style-name="Code2">public abstract </text:span><text:a xlink:type="simple" xlink:href="#r28"><text:span text:style-name="Code2"><text:span text:style-name="T28">AttributeType</text:span></text:span></text:a><text:span text:style-name="Code2"> </text:span><text:span text:style-name="Code2"><text:span text:style-name="T25">type</text:span></text:span></text:p>
        <text:p text:style-name="P81"><text:soft-page-break/>Default:</text:p>
        <text:p text:style-name="P100"><text:a xlink:type="simple" xlink:href="#r15"><text:span text:style-name="T27">AttributeType.STRING</text:span></text:a></text:p>
        <text:p text:style-name="P101"/>
        <text:p text:style-name="P32"><text:bookmark text:name="r8"/>cardinality</text:p>
        <text:p text:style-name="P63"><text:span text:style-name="Code2">public abstract int </text:span><text:span text:style-name="Code2"><text:span text:style-name="T25">cardinality</text:span></text:span></text:p>
        <text:p text:style-name="P81">Default:</text:p>
        <text:p text:style-name="P99">0</text:p>
        <text:p text:style-name="P101"/>
        <text:p text:style-name="P32"><text:bookmark text:name="r9"/>min</text:p>
        <text:p text:style-name="P63"><text:span text:style-name="Code2">public abstract String </text:span><text:span text:style-name="Code2"><text:span text:style-name="T25">min</text:span></text:span></text:p>
        <text:p text:style-name="P81">Default:</text:p>
        <text:p text:style-name="P99">""</text:p>
        <text:p text:style-name="P101"/>
        <text:p text:style-name="P32"><text:bookmark text:name="r10"/>max</text:p>
        <text:p text:style-name="P63"><text:span text:style-name="Code2">public abstract String </text:span><text:span text:style-name="Code2"><text:span text:style-name="T25">max</text:span></text:span></text:p>
        <text:p text:style-name="P81">Default:</text:p>
        <text:p text:style-name="P99">""</text:p>
        <text:p text:style-name="P101"/>
        <text:p text:style-name="P32"><text:bookmark text:name="r11"/>defaultValue</text:p>
        <text:p text:style-name="P63"><text:span text:style-name="Code2">public abstract String[] </text:span><text:span text:style-name="Code2"><text:span text:style-name="T25">defaultValue</text:span></text:span></text:p>
        <text:p text:style-name="P81">Default:</text:p>
        <text:p text:style-name="P99">{}</text:p>
        <text:p text:style-name="P101"/>
        <text:p text:style-name="P32"><text:bookmark text:name="r12"/>required</text:p>
        <text:p text:style-name="P63"><text:span text:style-name="Code2">public abstract boolean </text:span><text:span text:style-name="Code2"><text:span text:style-name="T25">required</text:span></text:span></text:p>
        <text:p text:style-name="P81">Default:</text:p>
        <text:p text:style-name="P99">true</text:p>
        <text:p text:style-name="P101"/>
        <text:p text:style-name="P32"><text:bookmark text:name="r13"/>options</text:p>
        <text:p text:style-name="P63"><text:span text:style-name="Code2">public abstract </text:span><text:a xlink:type="simple" xlink:href="#r42"><text:span text:style-name="Code2"><text:span text:style-name="T28">Option</text:span></text:span></text:a><text:span text:style-name="Code2">[] </text:span><text:span text:style-name="Code2"><text:span text:style-name="T25">options</text:span></text:span></text:p>
        <text:p text:style-name="P81">Default:</text:p>
        <text:p text:style-name="P99">{}</text:p>
        <text:p text:style-name="P38"><text:bookmark text:name="r28"/>Enum AttributeType</text:p>
        <text:p text:style-name="P86"><text:a xlink:type="simple" xlink:href="#r3"><text:span text:style-name="T31">org.osgi.service.metatype.annotations</text:span></text:a></text:p>
        <text:p text:style-name="P78"><text:span text:style-name="Code2">java.lang.Object</text:span></text:p>
        <text:p text:style-name="P87"><text:span text:style-name="Code2">  </text:span><text:span text:style-name="Code2"><draw:frame draw:style-name="fr3" text:anchor-type="as-char" svg:width="0.1563in" svg:height="0.1457in" draw:z-index="11"><draw:image xlink:href="Pictures/100002000000000F0000000E443DCD33.png" xlink:type="simple" xlink:show="embed" xlink:actuate="onLoad"/></draw:frame></text:span><text:span text:style-name="Code2">java.lang.Enum&lt;</text:span><text:a xlink:type="simple" xlink:href="#r28"><text:span text:style-name="Code2"><text:span text:style-name="T28">AttributeType</text:span></text:span></text:a><text:span text:style-name="Code2">&gt;</text:span></text:p>
        <text:p text:style-name="P61"><text:span text:style-name="Code2">      </text:span><text:span text:style-name="Code2"><draw:frame draw:style-name="fr3" draw:name="graphics2" text:anchor-type="as-char" svg:width="0.1563in" svg:height="0.1457in" draw:z-index="12"><draw:image xlink:href="Pictures/100002000000000F0000000E443DCD33.png" xlink:type="simple" xlink:show="embed" xlink:actuate="onLoad"/></draw:frame></text:span><text:span text:style-name="Code2"><text:span text:style-name="T25">org.osgi.service.metatype.annotations.AttributeType</text:span></text:span></text:p>
        <text:p text:style-name="P34">All Implemented Interfaces:</text:p>
        <text:p text:style-name="P82"><text:span text:style-name="T34">Comparable&lt;</text:span><text:a xlink:type="simple" xlink:href="#r28"><text:span text:style-name="T27">AttributeType</text:span></text:a><text:span text:style-name="Default_20_Paragraph_20_Font"><text:span text:style-name="T34">&gt;, Serializable</text:span></text:span></text:p>
        <text:p text:style-name="P77"/>
        <text:p text:style-name="P89"><text:span text:style-name="Code2">public enum </text:span><text:span text:style-name="Code2"><text:span text:style-name="T25">AttributeType</text:span></text:span></text:p>
        <text:p text:style-name="P63"><text:span text:style-name="Code2">extends Enum&lt;</text:span><text:a xlink:type="simple" xlink:href="#r28"><text:span text:style-name="Code2"><text:span text:style-name="T28">AttributeType</text:span></text:span></text:a><text:span text:style-name="Code2">&gt;</text:span></text:p>
        <text:p text:style-name="P60"><text:span text:style-name="T34">Types for </text:span><text:a xlink:type="simple" xlink:href="#r14"><text:span text:style-name="Code2"><text:span text:style-name="T28">AttributeDefinition</text:span></text:span></text:a><text:span text:style-name="Default_20_Paragraph_20_Font"><text:span text:style-name="T34"> annotation.</text:span></text:span></text:p>
        <text:p text:style-name="P90"/>
        <table:table table:name="Table10" table:style-name="Table10">
          <table:table-column table:style-name="Table10.A"/>
          <table:table-column table:style-name="Table10.B"/>
          <table:table-row table:style-name="Table10.1">
            <table:table-cell table:style-name="Table10.A1" office:value-type="string">
              <text:p text:style-name="P91"><text:span text:style-name="Summary_20_Heading_20_Font2"><text:span text:style-name="T2">Enum Constant Summary</text:span></text:span></text:p>
            </table:table-cell>
            <table:table-cell table:style-name="Table10.A1" office:value-type="string">
              <text:p text:style-name="P92"><text:span text:style-name="Page_20_Reference_20_Font"><text:span text:style-name="T14">Page</text:span></text:span></text:p>
            </table:table-cell>
          </table:table-row>
          <table:table-row table:style-name="Table10.1">
            <table:table-cell table:style-name="Table10.A2" office:value-type="string">
              <text:p text:style-name="P95"><text:a xlink:type="simple" xlink:href="#r22"><text:span text:style-name="Code2"><text:span text:style-name="T30">BOOLEAN</text:span></text:span></text:a></text:p>
            </table:table-cell>
            <table:table-cell table:style-name="Table10.B2" office:value-type="string">
              <text:p text:style-name="P94"><text:span text:style-name="Page_20_Reference_20_Font"><text:span text:style-name="T2"><text:bookmark-ref text:reference-format="page" text:ref-name="r22">17</text:bookmark-ref></text:span></text:span></text:p>
            </table:table-cell>
          </table:table-row>
          <table:table-row table:style-name="Table10.1">
            <table:table-cell table:style-name="Table10.A3" office:value-type="string">
              <text:p text:style-name="P95"><text:a xlink:type="simple" xlink:href="#r20"><text:span text:style-name="Code2"><text:span text:style-name="T30">BYTE</text:span></text:span></text:a></text:p>
            </table:table-cell>
            <table:table-cell table:style-name="Table10.B3" office:value-type="string">
              <text:p text:style-name="P94"><text:span text:style-name="Page_20_Reference_20_Font"><text:span text:style-name="T2"><text:bookmark-ref text:reference-format="page" text:ref-name="r20">17</text:bookmark-ref></text:span></text:span></text:p>
            </table:table-cell>
          </table:table-row>
          <table:table-row table:style-name="Table10.1">
            <table:table-cell table:style-name="Table10.A3" office:value-type="string">
              <text:p text:style-name="P95"><text:a xlink:type="simple" xlink:href="#r21"><text:span text:style-name="Code2"><text:span text:style-name="T30">CHARACTER</text:span></text:span></text:a></text:p>
            </table:table-cell>
            <table:table-cell table:style-name="Table10.B3" office:value-type="string">
              <text:p text:style-name="P94"><text:span text:style-name="Page_20_Reference_20_Font"><text:span text:style-name="T2"><text:bookmark-ref text:reference-format="page" text:ref-name="r21">17</text:bookmark-ref></text:span></text:span></text:p>
            </table:table-cell>
          </table:table-row>
          <table:table-row table:style-name="Table10.1">
            <table:table-cell table:style-name="Table10.A3" office:value-type="string">
              <text:p text:style-name="P95"><text:a xlink:type="simple" xlink:href="#r17"><text:span text:style-name="Code2"><text:span text:style-name="T30">DOUBLE</text:span></text:span></text:a></text:p>
            </table:table-cell>
            <table:table-cell table:style-name="Table10.B3" office:value-type="string">
              <text:p text:style-name="P94"><text:span text:style-name="Page_20_Reference_20_Font"><text:span text:style-name="T2"><text:bookmark-ref text:reference-format="page" text:ref-name="r17">16</text:bookmark-ref></text:span></text:span></text:p>
            </table:table-cell>
          </table:table-row>
          <table:table-row table:style-name="Table10.1">
            <table:table-cell table:style-name="Table10.A3" office:value-type="string">
              <text:p text:style-name="P95"><text:a xlink:type="simple" xlink:href="#r18"><text:span text:style-name="Code2"><text:span text:style-name="T30">FLOAT</text:span></text:span></text:a></text:p>
            </table:table-cell>
            <table:table-cell table:style-name="Table10.B3" office:value-type="string">
              <text:p text:style-name="P94"><text:span text:style-name="Page_20_Reference_20_Font"><text:span text:style-name="T2"><text:bookmark-ref text:reference-format="page" text:ref-name="r18">17</text:bookmark-ref></text:span></text:span></text:p>
            </table:table-cell>
          </table:table-row>
          <table:table-row table:style-name="Table10.1">
            <table:table-cell table:style-name="Table10.A3" office:value-type="string">
              <text:p text:style-name="P95"><text:a xlink:type="simple" xlink:href="#r19"><text:span text:style-name="Code2"><text:span text:style-name="T30">INTEGER</text:span></text:span></text:a></text:p>
            </table:table-cell>
            <table:table-cell table:style-name="Table10.B3" office:value-type="string">
              <text:p text:style-name="P94"><text:span text:style-name="Page_20_Reference_20_Font"><text:span text:style-name="T2"><text:bookmark-ref text:reference-format="page" text:ref-name="r19">17</text:bookmark-ref></text:span></text:span></text:p>
            </table:table-cell>
          </table:table-row>
          <table:table-row table:style-name="Table10.1">
            <table:table-cell table:style-name="Table10.A3" office:value-type="string">
              <text:p text:style-name="P95"><text:a xlink:type="simple" xlink:href="#r16"><text:span text:style-name="Code2"><text:span text:style-name="T30">LONG</text:span></text:span></text:a></text:p>
            </table:table-cell>
            <table:table-cell table:style-name="Table10.B3" office:value-type="string">
              <text:p text:style-name="P94"><text:span text:style-name="Page_20_Reference_20_Font"><text:span text:style-name="T2"><text:bookmark-ref text:reference-format="page" text:ref-name="r16">16</text:bookmark-ref></text:span></text:span></text:p>
            </table:table-cell>
          </table:table-row>
          <table:table-row table:style-name="Table10.1">
            <table:table-cell table:style-name="Table10.A3" office:value-type="string">
              <text:p text:style-name="P95"><text:a xlink:type="simple" xlink:href="#r24"><text:span text:style-name="Code2"><text:span text:style-name="T30">PASSWORD</text:span></text:span></text:a></text:p>
            </table:table-cell>
            <table:table-cell table:style-name="Table10.B3" office:value-type="string">
              <text:p text:style-name="P94"><text:span text:style-name="Page_20_Reference_20_Font"><text:span text:style-name="T2"><text:bookmark-ref text:reference-format="page" text:ref-name="r24">17</text:bookmark-ref></text:span></text:span></text:p>
            </table:table-cell>
          </table:table-row>
          <table:table-row table:style-name="Table10.1">
            <table:table-cell table:style-name="Table10.A3" office:value-type="string">
              <text:p text:style-name="P95"><text:a xlink:type="simple" xlink:href="#r23"><text:span text:style-name="Code2"><text:span text:style-name="T30">SHORT</text:span></text:span></text:a></text:p>
            </table:table-cell>
            <table:table-cell table:style-name="Table10.B3" office:value-type="string">
              <text:p text:style-name="P94"><text:span text:style-name="Page_20_Reference_20_Font"><text:span text:style-name="T2"><text:bookmark-ref text:reference-format="page" text:ref-name="r23">17</text:bookmark-ref></text:span></text:span></text:p>
            </table:table-cell>
          </table:table-row>
          <table:table-row table:style-name="Table10.1">
            <table:table-cell table:style-name="Table10.A3" office:value-type="string">
              <text:p text:style-name="P95"><text:a xlink:type="simple" xlink:href="#r15"><text:span text:style-name="Code2"><text:span text:style-name="T30">STRING</text:span></text:span></text:a></text:p>
            </table:table-cell>
            <table:table-cell table:style-name="Table10.B3" office:value-type="string">
              <text:p text:style-name="P94"><text:span text:style-name="Page_20_Reference_20_Font"><text:span text:style-name="T2"><text:bookmark-ref text:reference-format="page" text:ref-name="r15">16</text:bookmark-ref></text:span></text:span></text:p>
            </table:table-cell>
          </table:table-row>
        </table:table>
        <text:p text:style-name="P5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1"><text:span text:style-name="Summary_20_Heading_20_Font2"><text:span text:style-name="T2">Method Summary</text:span></text:span></text:p>
            </table:table-cell>
            <table:covered-table-cell/>
            <table:table-cell table:style-name="Table11.A1" office:value-type="string">
              <text:p text:style-name="P92"><text:span text:style-name="Page_20_Reference_20_Font"><text:span text:style-name="T14">Page</text:span></text:span></text:p>
            </table:table-cell>
          </table:table-row>
          <table:table-row table:style-name="Table11.1">
            <table:table-cell table:style-name="Table11.A2" office:value-type="string">
              <text:p text:style-name="P93"><text:span text:style-name="Code_20_Small1"><text:span text:style-name="T2">String</text:span></text:span></text:p>
            </table:table-cell>
            <table:table-cell table:style-name="Table11.A2" office:value-type="string">
              <text:p text:style-name="P95"><text:a xlink:type="simple" xlink:href="#r27"><text:span text:style-name="Code2"><text:span text:style-name="T30">toString</text:span></text:span></text:a><text:span text:style-name="Code2"><text:span text:style-name="T2">()</text:span></text:span></text:p>
            </table:table-cell>
            <table:table-cell table:style-name="Table11.C2" office:value-type="string">
              <text:p text:style-name="P94"><text:span text:style-name="Page_20_Reference_20_Font"><text:span text:style-name="T2"><text:bookmark-ref text:reference-format="page" text:ref-name="r27">17</text:bookmark-ref></text:span></text:span></text:p>
            </table:table-cell>
          </table:table-row>
          <table:table-row table:style-name="Table11.1">
            <table:table-cell table:style-name="Table11.A3" office:value-type="string">
              <text:p text:style-name="P96"><text:span text:style-name="Code_20_Small1"><text:span text:style-name="T2">static </text:span></text:span><text:a xlink:type="simple" xlink:href="#r28"><text:span text:style-name="Code_20_Small1"><text:span text:style-name="T28">AttributeType</text:span></text:span></text:a></text:p>
            </table:table-cell>
            <table:table-cell table:style-name="Table11.A3" office:value-type="string">
              <text:p text:style-name="P95"><text:a xlink:type="simple" xlink:href="#r26"><text:span text:style-name="Code2"><text:span text:style-name="T30">valueOf</text:span></text:span></text:a><text:span text:style-name="Code2"><text:span text:style-name="T2">(String name)</text:span></text:span></text:p>
            </table:table-cell>
            <table:table-cell table:style-name="Table11.C3" office:value-type="string">
              <text:p text:style-name="P94"><text:span text:style-name="Page_20_Reference_20_Font"><text:span text:style-name="T2"><text:bookmark-ref text:reference-format="page" text:ref-name="r26">17</text:bookmark-ref></text:span></text:span></text:p>
            </table:table-cell>
          </table:table-row>
          <table:table-row table:style-name="Table11.1">
            <table:table-cell table:style-name="Table11.A3" office:value-type="string">
              <text:p text:style-name="P96"><text:span text:style-name="Code_20_Small1"><text:span text:style-name="T2">static </text:span></text:span><text:a xlink:type="simple" xlink:href="#r28"><text:span text:style-name="Code_20_Small1"><text:span text:style-name="T28">AttributeType</text:span></text:span></text:a><text:span text:style-name="Code_20_Small1"><text:span text:style-name="T2">[]</text:span></text:span></text:p>
            </table:table-cell>
            <table:table-cell table:style-name="Table11.A3" office:value-type="string">
              <text:p text:style-name="P95"><text:a xlink:type="simple" xlink:href="#r25"><text:span text:style-name="Code2"><text:span text:style-name="T30">values</text:span></text:span></text:a><text:span text:style-name="Code2"><text:span text:style-name="T2">()</text:span></text:span></text:p>
            </table:table-cell>
            <table:table-cell table:style-name="Table11.C3" office:value-type="string">
              <text:p text:style-name="P94"><text:span text:style-name="Page_20_Reference_20_Font"><text:span text:style-name="T2"><text:bookmark-ref text:reference-format="page" text:ref-name="r25">17</text:bookmark-ref></text:span></text:span></text:p>
            </table:table-cell>
          </table:table-row>
        </table:table>
        <text:p text:style-name="P35">Enum Constant Detail</text:p>
        <text:p text:style-name="P33"><text:bookmark text:name="r15"/>STRING</text:p>
        <text:p text:style-name="P63"><text:span text:style-name="Code2">public static final </text:span><text:a xlink:type="simple" xlink:href="#r28"><text:span text:style-name="Code2"><text:span text:style-name="T28">AttributeType</text:span></text:span></text:a><text:span text:style-name="Code2"> </text:span><text:span text:style-name="Code2"><text:span text:style-name="T25">STRING</text:span></text:span></text:p>
        <text:p text:style-name="P102"/>
        <text:p text:style-name="P32"><text:bookmark text:name="r16"/>LONG</text:p>
        <text:p text:style-name="P63"><text:span text:style-name="Code2">public static final </text:span><text:a xlink:type="simple" xlink:href="#r28"><text:span text:style-name="Code2"><text:span text:style-name="T28">AttributeType</text:span></text:span></text:a><text:span text:style-name="Code2"> </text:span><text:span text:style-name="Code2"><text:span text:style-name="T25">LONG</text:span></text:span></text:p>
        <text:p text:style-name="P102"/>
        <text:p text:style-name="P32"><text:bookmark text:name="r17"/>DOUBLE</text:p>
        <text:p text:style-name="P63"><text:span text:style-name="Code2">public static final </text:span><text:a xlink:type="simple" xlink:href="#r28"><text:span text:style-name="Code2"><text:span text:style-name="T28">AttributeType</text:span></text:span></text:a><text:span text:style-name="Code2"> </text:span><text:span text:style-name="Code2"><text:span text:style-name="T25">DOUBLE</text:span></text:span></text:p>
        <text:p text:style-name="P102"><text:soft-page-break/></text:p>
        <text:p text:style-name="P32"><text:bookmark text:name="r18"/>FLOAT</text:p>
        <text:p text:style-name="P63"><text:span text:style-name="Code2">public static final </text:span><text:a xlink:type="simple" xlink:href="#r28"><text:span text:style-name="Code2"><text:span text:style-name="T28">AttributeType</text:span></text:span></text:a><text:span text:style-name="Code2"> </text:span><text:span text:style-name="Code2"><text:span text:style-name="T25">FLOAT</text:span></text:span></text:p>
        <text:p text:style-name="P102"/>
        <text:p text:style-name="P32"><text:bookmark text:name="r19"/>INTEGER</text:p>
        <text:p text:style-name="P63"><text:span text:style-name="Code2">public static final </text:span><text:a xlink:type="simple" xlink:href="#r28"><text:span text:style-name="Code2"><text:span text:style-name="T28">AttributeType</text:span></text:span></text:a><text:span text:style-name="Code2"> </text:span><text:span text:style-name="Code2"><text:span text:style-name="T25">INTEGER</text:span></text:span></text:p>
        <text:p text:style-name="P102"/>
        <text:p text:style-name="P32"><text:bookmark text:name="r20"/>BYTE</text:p>
        <text:p text:style-name="P63"><text:span text:style-name="Code2">public static final </text:span><text:a xlink:type="simple" xlink:href="#r28"><text:span text:style-name="Code2"><text:span text:style-name="T28">AttributeType</text:span></text:span></text:a><text:span text:style-name="Code2"> </text:span><text:span text:style-name="Code2"><text:span text:style-name="T25">BYTE</text:span></text:span></text:p>
        <text:p text:style-name="P102"/>
        <text:p text:style-name="P32"><text:bookmark text:name="r21"/>CHARACTER</text:p>
        <text:p text:style-name="P63"><text:span text:style-name="Code2">public static final </text:span><text:a xlink:type="simple" xlink:href="#r28"><text:span text:style-name="Code2"><text:span text:style-name="T28">AttributeType</text:span></text:span></text:a><text:span text:style-name="Code2"> </text:span><text:span text:style-name="Code2"><text:span text:style-name="T25">CHARACTER</text:span></text:span></text:p>
        <text:p text:style-name="P102"/>
        <text:p text:style-name="P32"><text:bookmark text:name="r22"/>BOOLEAN</text:p>
        <text:p text:style-name="P63"><text:span text:style-name="Code2">public static final </text:span><text:a xlink:type="simple" xlink:href="#r28"><text:span text:style-name="Code2"><text:span text:style-name="T28">AttributeType</text:span></text:span></text:a><text:span text:style-name="Code2"> </text:span><text:span text:style-name="Code2"><text:span text:style-name="T25">BOOLEAN</text:span></text:span></text:p>
        <text:p text:style-name="P102"/>
        <text:p text:style-name="P32"><text:bookmark text:name="r23"/>SHORT</text:p>
        <text:p text:style-name="P63"><text:span text:style-name="Code2">public static final </text:span><text:a xlink:type="simple" xlink:href="#r28"><text:span text:style-name="Code2"><text:span text:style-name="T28">AttributeType</text:span></text:span></text:a><text:span text:style-name="Code2"> </text:span><text:span text:style-name="Code2"><text:span text:style-name="T25">SHORT</text:span></text:span></text:p>
        <text:p text:style-name="P102"/>
        <text:p text:style-name="P32"><text:bookmark text:name="r24"/>PASSWORD</text:p>
        <text:p text:style-name="P63"><text:span text:style-name="Code2">public static final </text:span><text:a xlink:type="simple" xlink:href="#r28"><text:span text:style-name="Code2"><text:span text:style-name="T28">AttributeType</text:span></text:span></text:a><text:span text:style-name="Code2"> </text:span><text:span text:style-name="Code2"><text:span text:style-name="T25">PASSWORD</text:span></text:span></text:p>
        <text:p text:style-name="P36">Method Detail</text:p>
        <text:p text:style-name="P33"><text:bookmark text:name="r25"/>values</text:p>
        <text:p text:style-name="P63"><text:span text:style-name="Code2">public static </text:span><text:a xlink:type="simple" xlink:href="#r28"><text:span text:style-name="Code2"><text:span text:style-name="T28">AttributeType</text:span></text:span></text:a><text:span text:style-name="Code2">[] </text:span><text:span text:style-name="Code2"><text:span text:style-name="T25">values</text:span></text:span><text:span text:style-name="Code2">()</text:span></text:p>
        <text:p text:style-name="P102"/>
        <text:p text:style-name="P32"><text:bookmark text:name="r26"/>valueOf</text:p>
        <text:p text:style-name="P63"><text:span text:style-name="Code2">public static </text:span><text:a xlink:type="simple" xlink:href="#r28"><text:span text:style-name="Code2"><text:span text:style-name="T28">AttributeType</text:span></text:span></text:a><text:span text:style-name="Code2"> </text:span><text:span text:style-name="Code2"><text:span text:style-name="T25">valueOf</text:span></text:span><text:span text:style-name="Code2">(String name)</text:span></text:p>
        <text:p text:style-name="P102"/>
        <text:p text:style-name="P32"><text:bookmark text:name="r27"/>toString</text:p>
        <text:p text:style-name="P63"><text:span text:style-name="Code2">public String </text:span><text:span text:style-name="Code2"><text:span text:style-name="T25">toString</text:span></text:span><text:span text:style-name="Code2">()</text:span></text:p>
        <text:p text:style-name="P81">Overrides:</text:p>
        <text:p text:style-name="P100"><text:span text:style-name="Code2">toString</text:span><text:span text:style-name="Default_20_Paragraph_20_Font"><text:span text:style-name="T34"> in class </text:span></text:span><text:span text:style-name="Code2">Enum</text:span></text:p>
        <text:p text:style-name="P39"><text:bookmark text:name="r31"/>Annotation Type Icon</text:p>
        <text:p text:style-name="P86"><text:a xlink:type="simple" xlink:href="#r3"><text:span text:style-name="T31">org.osgi.service.metatype.annotations</text:span></text:a></text:p>
        <text:p text:style-name="P77"/>
        <text:p text:style-name="P88"><text:span text:style-name="Code_20_Small1">@Retention(value=RetentionPolicy.RUNTIME)<text:line-break/>@Target(value={})<text:line-break/></text:span><text:span text:style-name="Code2">public @interface </text:span><text:span text:style-name="Code2"><text:span text:style-name="T25">Icon</text:span></text:span></text:p>
        <text:p text:style-name="P9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1"><text:span text:style-name="Summary_20_Heading_20_Font2"><text:span text:style-name="T2">Required Element Summary</text:span></text:span></text:p>
            </table:table-cell>
            <table:covered-table-cell/>
            <table:table-cell table:style-name="Table13.A1" office:value-type="string">
              <text:p text:style-name="P92"><text:span text:style-name="Page_20_Reference_20_Font"><text:span text:style-name="T14">Page</text:span></text:span></text:p>
            </table:table-cell>
          </table:table-row>
          <table:table-row table:style-name="Table13.1">
            <table:table-cell table:style-name="Table13.A2" office:value-type="string">
              <text:p text:style-name="P93"><text:span text:style-name="Code_20_Small1"><text:span text:style-name="T2">String</text:span></text:span></text:p>
            </table:table-cell>
            <table:table-cell table:style-name="Table13.A2" office:value-type="string">
              <text:p text:style-name="P95"><text:a xlink:type="simple" xlink:href="#r29"><text:span text:style-name="Code2"><text:span text:style-name="T30">resource</text:span></text:span></text:a></text:p>
            </table:table-cell>
            <table:table-cell table:style-name="Table13.C2" office:value-type="string">
              <text:p text:style-name="P94"><text:span text:style-name="Page_20_Reference_20_Font"><text:span text:style-name="T2"><text:bookmark-ref text:reference-format="page" text:ref-name="r29">22</text:bookmark-ref></text:span></text:span></text:p>
            </table:table-cell>
          </table:table-row>
          <table:table-row table:style-name="Table13.1">
            <table:table-cell table:style-name="Table13.A3" office:value-type="string">
              <text:p text:style-name="P93"><text:span text:style-name="Code_20_Small1"><text:span text:style-name="T2">int</text:span></text:span></text:p>
            </table:table-cell>
            <table:table-cell table:style-name="Table13.A3" office:value-type="string">
              <text:p text:style-name="P95"><text:a xlink:type="simple" xlink:href="#r30"><text:span text:style-name="Code2"><text:span text:style-name="T30">size</text:span></text:span></text:a></text:p>
            </table:table-cell>
            <table:table-cell table:style-name="Table13.C3" office:value-type="string">
              <text:p text:style-name="P94"><text:span text:style-name="Page_20_Reference_20_Font"><text:span text:style-name="T2"><text:bookmark-ref text:reference-format="page" text:ref-name="r30">23</text:bookmark-ref></text:span></text:span></text:p>
            </table:table-cell>
          </table:table-row>
        </table:table>
        <text:p text:style-name="P35">Element Detail</text:p>
        <text:p text:style-name="P33"><text:bookmark text:name="r29"/>resource</text:p>
        <text:p text:style-name="P63"><text:span text:style-name="Code2">public abstract String </text:span><text:span text:style-name="Code2"><text:span text:style-name="T25">resource</text:span></text:span></text:p>
        <text:p text:style-name="P102"/>
        <text:p text:style-name="P32"><text:bookmark text:name="r30"/>size</text:p>
        <text:p text:style-name="P63"><text:span text:style-name="Code2">public abstract int </text:span><text:span text:style-name="Code2"><text:span text:style-name="T25">size</text:span></text:span></text:p>
        <text:p text:style-name="P40"><text:bookmark text:name="r39"/>Annotation Type ObjectClassDefinition</text:p>
        <text:p text:style-name="P86"><text:a xlink:type="simple" xlink:href="#r3"><text:span text:style-name="T31">org.osgi.service.metatype.annotations</text:span></text:a></text:p>
        <text:p text:style-name="P77"/>
        <text:p text:style-name="P88"><text:span text:style-name="Code_20_Small1">@Retention(value=RetentionPolicy.RUNTIME)<text:line-break/>@Target(value=ElementType.ANNOTATION_TYPE)<text:line-break/></text:span><text:span text:style-name="Code2">public @interface </text:span><text:span text:style-name="Code2"><text:span text:style-name="T25">ObjectClassDefinition</text:span></text:span></text:p>
        <text:p text:style-name="P90"><text:soft-page-break/></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1"><text:span text:style-name="Summary_20_Heading_20_Font2"><text:span text:style-name="T2">Required Element Summary</text:span></text:span></text:p>
            </table:table-cell>
            <table:covered-table-cell/>
            <table:table-cell table:style-name="Table15.A1" office:value-type="string">
              <text:p text:style-name="P92"><text:span text:style-name="Page_20_Reference_20_Font"><text:span text:style-name="T14">Page</text:span></text:span></text:p>
            </table:table-cell>
          </table:table-row>
          <table:table-row table:style-name="Table15.1">
            <table:table-cell table:style-name="Table15.A2" office:value-type="string">
              <text:p text:style-name="P93"><text:span text:style-name="Code_20_Small1"><text:span text:style-name="T2">String</text:span></text:span></text:p>
            </table:table-cell>
            <table:table-cell table:style-name="Table15.A2" office:value-type="string">
              <text:p text:style-name="P95"><text:a xlink:type="simple" xlink:href="#r35"><text:span text:style-name="Code2"><text:span text:style-name="T30">description</text:span></text:span></text:a></text:p>
            </table:table-cell>
            <table:table-cell table:style-name="Table15.C2" office:value-type="string">
              <text:p text:style-name="P94"><text:span text:style-name="Page_20_Reference_20_Font"><text:span text:style-name="T2"><text:bookmark-ref text:reference-format="page" text:ref-name="r35">24</text:bookmark-ref></text:span></text:span></text:p>
            </table:table-cell>
          </table:table-row>
          <table:table-row table:style-name="Table15.1">
            <table:table-cell table:style-name="Table15.A3" office:value-type="string">
              <text:p text:style-name="P93"><text:span text:style-name="Code_20_Small1"><text:span text:style-name="T2">String[]</text:span></text:span></text:p>
            </table:table-cell>
            <table:table-cell table:style-name="Table15.A3" office:value-type="string">
              <text:p text:style-name="P95"><text:a xlink:type="simple" xlink:href="#r36"><text:span text:style-name="Code2"><text:span text:style-name="T30">designate</text:span></text:span></text:a></text:p>
            </table:table-cell>
            <table:table-cell table:style-name="Table15.C3" office:value-type="string">
              <text:p text:style-name="P94"><text:span text:style-name="Page_20_Reference_20_Font"><text:span text:style-name="T2"><text:bookmark-ref text:reference-format="page" text:ref-name="r36">25</text:bookmark-ref></text:span></text:span></text:p>
            </table:table-cell>
          </table:table-row>
          <table:table-row table:style-name="Table15.1">
            <table:table-cell table:style-name="Table15.A3" office:value-type="string">
              <text:p text:style-name="P93"><text:span text:style-name="Code_20_Small1"><text:span text:style-name="T2">String[]</text:span></text:span></text:p>
            </table:table-cell>
            <table:table-cell table:style-name="Table15.A3" office:value-type="string">
              <text:p text:style-name="P95"><text:a xlink:type="simple" xlink:href="#r37"><text:span text:style-name="Code2"><text:span text:style-name="T30">designateFactory</text:span></text:span></text:a></text:p>
            </table:table-cell>
            <table:table-cell table:style-name="Table15.C3" office:value-type="string">
              <text:p text:style-name="P94"><text:span text:style-name="Page_20_Reference_20_Font"><text:span text:style-name="T2"><text:bookmark-ref text:reference-format="page" text:ref-name="r37">25</text:bookmark-ref></text:span></text:span></text:p>
            </table:table-cell>
          </table:table-row>
          <table:table-row table:style-name="Table15.1">
            <table:table-cell table:style-name="Table15.A3" office:value-type="string">
              <text:p text:style-name="P96"><text:a xlink:type="simple" xlink:href="#r31"><text:span text:style-name="Code_20_Small1"><text:span text:style-name="T28">Icon</text:span></text:span></text:a><text:span text:style-name="Code_20_Small1"><text:span text:style-name="T2">[]</text:span></text:span></text:p>
            </table:table-cell>
            <table:table-cell table:style-name="Table15.A3" office:value-type="string">
              <text:p text:style-name="P95"><text:a xlink:type="simple" xlink:href="#r38"><text:span text:style-name="Code2"><text:span text:style-name="T30">icon</text:span></text:span></text:a></text:p>
            </table:table-cell>
            <table:table-cell table:style-name="Table15.C3" office:value-type="string">
              <text:p text:style-name="P94"><text:span text:style-name="Page_20_Reference_20_Font"><text:span text:style-name="T2"><text:bookmark-ref text:reference-format="page" text:ref-name="r38">25</text:bookmark-ref></text:span></text:span></text:p>
            </table:table-cell>
          </table:table-row>
          <table:table-row table:style-name="Table15.1">
            <table:table-cell table:style-name="Table15.A3" office:value-type="string">
              <text:p text:style-name="P93"><text:span text:style-name="Code_20_Small1"><text:span text:style-name="T2">String</text:span></text:span></text:p>
            </table:table-cell>
            <table:table-cell table:style-name="Table15.A3" office:value-type="string">
              <text:p text:style-name="P97"><text:a xlink:type="simple" xlink:href="#r32"><text:span text:style-name="Code2"><text:span text:style-name="T30">id</text:span></text:span></text:a></text:p>
              <text:p text:style-name="P98">id</text:p>
            </table:table-cell>
            <table:table-cell table:style-name="Table15.C3" office:value-type="string">
              <text:p text:style-name="P94"><text:span text:style-name="Page_20_Reference_20_Font"><text:span text:style-name="T2"><text:bookmark-ref text:reference-format="page" text:ref-name="r32">24</text:bookmark-ref></text:span></text:span></text:p>
            </table:table-cell>
          </table:table-row>
          <table:table-row table:style-name="Table15.1">
            <table:table-cell table:style-name="Table15.A3" office:value-type="string">
              <text:p text:style-name="P93"><text:span text:style-name="Code_20_Small1"><text:span text:style-name="T2">String</text:span></text:span></text:p>
            </table:table-cell>
            <table:table-cell table:style-name="Table15.A3" office:value-type="string">
              <text:p text:style-name="P95"><text:a xlink:type="simple" xlink:href="#r34"><text:span text:style-name="Code2"><text:span text:style-name="T30">localization</text:span></text:span></text:a></text:p>
            </table:table-cell>
            <table:table-cell table:style-name="Table15.C3" office:value-type="string">
              <text:p text:style-name="P94"><text:span text:style-name="Page_20_Reference_20_Font"><text:span text:style-name="T2"><text:bookmark-ref text:reference-format="page" text:ref-name="r34">24</text:bookmark-ref></text:span></text:span></text:p>
            </table:table-cell>
          </table:table-row>
          <table:table-row table:style-name="Table15.1">
            <table:table-cell table:style-name="Table15.A3" office:value-type="string">
              <text:p text:style-name="P93"><text:span text:style-name="Code_20_Small1"><text:span text:style-name="T2">String</text:span></text:span></text:p>
            </table:table-cell>
            <table:table-cell table:style-name="Table15.A3" office:value-type="string">
              <text:p text:style-name="P95"><text:a xlink:type="simple" xlink:href="#r33"><text:span text:style-name="Code2"><text:span text:style-name="T30">name</text:span></text:span></text:a></text:p>
            </table:table-cell>
            <table:table-cell table:style-name="Table15.C3" office:value-type="string">
              <text:p text:style-name="P94"><text:span text:style-name="Page_20_Reference_20_Font"><text:span text:style-name="T2"><text:bookmark-ref text:reference-format="page" text:ref-name="r33">24</text:bookmark-ref></text:span></text:span></text:p>
            </table:table-cell>
          </table:table-row>
        </table:table>
        <text:p text:style-name="P35">Element Detail</text:p>
        <text:p text:style-name="P33"><text:bookmark text:name="r32"/>id</text:p>
        <text:p text:style-name="P63"><text:span text:style-name="Code2">public abstract String </text:span><text:span text:style-name="Code2"><text:span text:style-name="T25">id</text:span></text:span></text:p>
        <text:p text:style-name="P80">id</text:p>
        <text:p text:style-name="P81">Default:</text:p>
        <text:p text:style-name="P99">""</text:p>
        <text:p text:style-name="P101"/>
        <text:p text:style-name="P32"><text:bookmark text:name="r33"/>name</text:p>
        <text:p text:style-name="P63"><text:span text:style-name="Code2">public abstract String </text:span><text:span text:style-name="Code2"><text:span text:style-name="T25">name</text:span></text:span></text:p>
        <text:p text:style-name="P81">Default:</text:p>
        <text:p text:style-name="P99">""</text:p>
        <text:p text:style-name="P101"/>
        <text:p text:style-name="P32"><text:bookmark text:name="r34"/>localization</text:p>
        <text:p text:style-name="P63"><text:span text:style-name="Code2">public abstract String </text:span><text:span text:style-name="Code2"><text:span text:style-name="T25">localization</text:span></text:span></text:p>
        <text:p text:style-name="P81">Default:</text:p>
        <text:p text:style-name="P99">""</text:p>
        <text:p text:style-name="P101"/>
        <text:p text:style-name="P32"><text:bookmark text:name="r35"/>description</text:p>
        <text:p text:style-name="P63"><text:span text:style-name="Code2">public abstract String </text:span><text:span text:style-name="Code2"><text:span text:style-name="T25">description</text:span></text:span></text:p>
        <text:p text:style-name="P81">Default:</text:p>
        <text:p text:style-name="P99">""</text:p>
        <text:p text:style-name="P101"/>
        <text:p text:style-name="P32"><text:bookmark text:name="r36"/><text:soft-page-break/>designate</text:p>
        <text:p text:style-name="P63"><text:span text:style-name="Code2">public abstract String[] </text:span><text:span text:style-name="Code2"><text:span text:style-name="T25">designate</text:span></text:span></text:p>
        <text:p text:style-name="P81">Default:</text:p>
        <text:p text:style-name="P99">{}</text:p>
        <text:p text:style-name="P101"/>
        <text:p text:style-name="P32"><text:bookmark text:name="r37"/>designateFactory</text:p>
        <text:p text:style-name="P63"><text:span text:style-name="Code2">public abstract String[] </text:span><text:span text:style-name="Code2"><text:span text:style-name="T25">designateFactory</text:span></text:span></text:p>
        <text:p text:style-name="P81">Default:</text:p>
        <text:p text:style-name="P99">{}</text:p>
        <text:p text:style-name="P101"/>
        <text:p text:style-name="P32"><text:bookmark text:name="r38"/>icon</text:p>
        <text:p text:style-name="P63"><text:span text:style-name="Code2">public abstract </text:span><text:a xlink:type="simple" xlink:href="#r31"><text:span text:style-name="Code2"><text:span text:style-name="T28">Icon</text:span></text:span></text:a><text:span text:style-name="Code2">[] </text:span><text:span text:style-name="Code2"><text:span text:style-name="T25">icon</text:span></text:span></text:p>
        <text:p text:style-name="P81">Default:</text:p>
        <text:p text:style-name="P99">{}</text:p>
        <text:p text:style-name="P41"><text:bookmark text:name="r42"/>Annotation Type Option</text:p>
        <text:p text:style-name="P86"><text:a xlink:type="simple" xlink:href="#r3"><text:span text:style-name="T31">org.osgi.service.metatype.annotations</text:span></text:a></text:p>
        <text:p text:style-name="P77"/>
        <text:p text:style-name="P88"><text:span text:style-name="Code_20_Small1">@Retention(value=RetentionPolicy.RUNTIME)<text:line-break/>@Target(value={})<text:line-break/></text:span><text:span text:style-name="Code2">public @interface </text:span><text:span text:style-name="Code2"><text:span text:style-name="T25">Option</text:span></text:span></text:p>
        <text:p text:style-name="P9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1"><text:span text:style-name="Summary_20_Heading_20_Font2"><text:span text:style-name="T2">Required Element Summary</text:span></text:span></text:p>
            </table:table-cell>
            <table:covered-table-cell/>
            <table:table-cell table:style-name="Table17.A1" office:value-type="string">
              <text:p text:style-name="P92"><text:span text:style-name="Page_20_Reference_20_Font"><text:span text:style-name="T14">Page</text:span></text:span></text:p>
            </table:table-cell>
          </table:table-row>
          <table:table-row table:style-name="Table17.1">
            <table:table-cell table:style-name="Table17.A2" office:value-type="string">
              <text:p text:style-name="P93"><text:span text:style-name="Code_20_Small1"><text:span text:style-name="T2">String</text:span></text:span></text:p>
            </table:table-cell>
            <table:table-cell table:style-name="Table17.A2" office:value-type="string">
              <text:p text:style-name="P95"><text:a xlink:type="simple" xlink:href="#r41"><text:span text:style-name="Code2"><text:span text:style-name="T30">label</text:span></text:span></text:a></text:p>
            </table:table-cell>
            <table:table-cell table:style-name="Table17.C2" office:value-type="string">
              <text:p text:style-name="P94"><text:span text:style-name="Page_20_Reference_20_Font"><text:span text:style-name="T2"><text:bookmark-ref text:reference-format="page" text:ref-name="r41">26</text:bookmark-ref></text:span></text:span></text:p>
            </table:table-cell>
          </table:table-row>
          <table:table-row table:style-name="Table17.1">
            <table:table-cell table:style-name="Table17.A3" office:value-type="string">
              <text:p text:style-name="P93"><text:span text:style-name="Code_20_Small1"><text:span text:style-name="T2">String</text:span></text:span></text:p>
            </table:table-cell>
            <table:table-cell table:style-name="Table17.A3" office:value-type="string">
              <text:p text:style-name="P95"><text:a xlink:type="simple" xlink:href="#r40"><text:span text:style-name="Code2"><text:span text:style-name="T30">value</text:span></text:span></text:a></text:p>
            </table:table-cell>
            <table:table-cell table:style-name="Table17.C3" office:value-type="string">
              <text:p text:style-name="P94"><text:span text:style-name="Page_20_Reference_20_Font"><text:span text:style-name="T2"><text:bookmark-ref text:reference-format="page" text:ref-name="r40">26</text:bookmark-ref></text:span></text:span></text:p>
            </table:table-cell>
          </table:table-row>
        </table:table>
        <text:p text:style-name="P35">Element Detail</text:p>
        <text:p text:style-name="P33"><text:bookmark text:name="r40"/>value</text:p>
        <text:p text:style-name="P63"><text:span text:style-name="Code2">public abstract String </text:span><text:span text:style-name="Code2"><text:span text:style-name="T25">value</text:span></text:span></text:p>
        <text:p text:style-name="P102"/>
        <text:p text:style-name="P32"><text:bookmark text:name="r41"/>label</text:p>
        <text:p text:style-name="P63"><text:span text:style-name="Code2">public abstract String </text:span><text:span text:style-name="Code2"><text:span text:style-name="T25">label</text:span></text:span></text:p>
        <text:p text:style-name="P81">Default:</text:p>
        <text:p text:style-name="P99">""</text:p>
        <text:section text:style-name="Sect2" text:name="Section1">
          <text:p text:style-name="P103"><text:span text:style-name="T36">Java API documentation generated with </text:span><text:a xlink:type="simple" xlink:href="http://www.filigris.com/products/docflex_javadoc/#docflex-doclet"><text:span text:style-name="T32">DocFlex/Doclet</text:span></text:a><text:span text:style-name="Default_20_Paragraph_20_Font"><text:span text:style-name="T36"> v1.5.6</text:span></text:span></text:p>
          <text:p text:style-name="P60"><text:span text:style-name="T36">DocFlex/Doclet is both a multi-format Javadoc doclet and a free edition of </text:span><text:a xlink:type="simple" xlink:href="http://www.filigris.com/products/docflex_javadoc/"><text:span text:style-name="T32">DocFlex/Javadoc</text:span></text:a><text:span text:style-name="Default_20_Paragraph_20_Font"><text:span text:style-name="T3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2">www.docflex.com</text:span></text:span></text:a></text:p>
        </text:section>
      </text:section>
      <text:p text:style-name="P1"/>
      <text:h text:style-name="P53" text:outline-level="1">Considered Alternatives</text:h>
      <text:h text:style-name="Heading_20_2" text:outline-level="2"><text:change-start text:change-id="ct497547536"/>@Designate</text:h>
      <text:p text:style-name="P14">The Designate annotation was removed and replaced by the designate and designateFactory elements on the ObjectClassDefinition annotation.</text:p>
      <text:p text:style-name="P1">The Designate annotation can further mark a type annotated by an ObjectClassDefinition annotation to generate a Designate element referencing the OCD element in the generated Meta Type Resource XML document.<text:change-end text:change-id="ct497547536"/></text:p>
      <text:h text:style-name="P53" text:outline-level="1"><text:soft-page-break/>Security Considerations</text:h>
      <text:p text:style-name="P1">The annotations do not have any security considerations.</text:p>
      <text:h text:style-name="P53" text:outline-level="1">Document Support</text:h>
      <text:h text:style-name="P52" text:outline-level="2">References</text:h>
      <text:list xml:id="list2305287093897133244" text:style-name="WW8Num3">
        <text:list-item>
          <text:p text:style-name="P44"><text:bookmark-start text:name="_Ref493020620"/>Bradner, S., Key words for use in RFCs to Indicate Requirement Levels, RFC2119, March 1997.<text:bookmark-end text:name="_Ref493020620"/></text:p>
        </text:list-item>
        <text:list-item>
          <text:p text:style-name="P44">Software Requirements &amp; Specifications. Michael Jackson. ISBN 0-201-87712-0</text:p>
        </text:list-item>
      </text:list>
      <text:p text:style-name="P17"/>
      <text:h text:style-name="P52" text:outline-level="2">Author’s Address</text:h>
      <text:p text:style-name="P1"/>
      <table:table table:name="Table2" table:style-name="Table2">
        <table:table-column table:style-name="Table2.A"/>
        <table:table-column table:style-name="Table2.B"/>
        <table:table-row table:style-name="Table2.1">
          <table:table-cell table:style-name="Table2.A1" office:value-type="string">
            <text:p text:style-name="P19">Name</text:p>
          </table:table-cell>
          <table:table-cell table:style-name="Table2.B1" office:value-type="string">
            <text:p text:style-name="P19">BJ Hargrave</text:p>
          </table:table-cell>
        </table:table-row>
        <table:table-row table:style-name="Table2.1">
          <table:table-cell table:style-name="Table2.A1" office:value-type="string">
            <text:p text:style-name="P19">Company</text:p>
          </table:table-cell>
          <table:table-cell table:style-name="Table2.B1" office:value-type="string">
            <text:p text:style-name="P19">IBM</text:p>
          </table:table-cell>
        </table:table-row>
      </table:table>
      <text:p text:style-name="P1"/>
      <text:h text:style-name="P52" text:outline-level="2">Acronyms and Abbreviations</text:h>
      <text:p text:style-name="P1"/>
      <text:h text:style-name="P52" text:outline-level="2">End of Document</text:h>
      <text:p text:style-name="P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draw:image xlink:href="Pictures/1000020100000427000001D8328612BC.png" xlink:type="simple" xlink:show="embed" xlink:actuate="onLoad"/></draw:frame><text:tab/><text:user-defined style:data-style-name="N0" text:name="RFC Title">RFC 208 Metatype Annotations</text:user-defined><text:tab/>Page <text:page-number text:select-page="current">5</text:page-number> of <text:page-count style:num-format="1">27</text:page-count></text:p>
        <text:p text:style-name="Header"/>
        <text:p text:style-name="Header"><text:tab/>Draft<text:tab/> <text:modification-date style:data-style-name="N76">November 20,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1/19/13</text:p>
            </table:table-cell>
            <table:table-cell table:style-name="Table4.A1" office:value-type="string">
              <text:p text:style-name="MP4">Page <text:page-number style:num-format="1" text:select-page="current">12</text:page-number> of <text:page-count style:num-format="1">27</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14</text:page-number> of <text:page-count style:num-format="1">27</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16</text:page-number> of <text:page-count style:num-format="1">27</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23</text:page-number> of <text:page-count style:num-format="1">27</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9</text:page-number> of <text:page-count style:num-format="1">27</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9</text:page-number> of <text:page-count style:num-format="1">2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11-19T10:54:07</meta:creation-date>
    <meta:editing-cycles>50</meta:editing-cycles>
    <meta:editing-duration>PT7H24M18S</meta:editing-duration>
    <meta:initial-creator>BJ Hargrave</meta:initial-creator>
    <dc:date>2013-11-20T16:43:40</dc:date>
    <dc:creator>BJ Hargrave</dc:creator>
    <meta:document-statistic meta:table-count="17" meta:image-count="4" meta:object-count="0" meta:page-count="27" meta:paragraph-count="500" meta:word-count="4264" meta:character-count="28312"/>
    <meta:user-defined meta:name="Info"/>
    <meta:user-defined meta:name="Info 3"/>
    <meta:user-defined meta:name="Info 4"/>
    <meta:user-defined meta:name="RFC Title">RFC 208 Metatype Annotations</meta:user-defined>
  </office:meta>
</office:document-meta>
</file>